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Replacements/Object 9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4" manifest:media-type=""/>
  <manifest:file-entry manifest:full-path="ObjectReplacements/Object 19" manifest:media-type="application/x-openoffice-gdimetafile;windows_formatname=&quot;GDIMetaFile&quot;"/>
  <manifest:file-entry manifest:full-path="ObjectReplacements/Object 3" manifest:media-type=""/>
  <manifest:file-entry manifest:full-path="ObjectReplacements/Object 2" manifest:media-type=""/>
  <manifest:file-entry manifest:full-path="ObjectReplacements/Object 18" manifest:media-type="application/x-openoffice-gdimetafile;windows_formatname=&quot;GDIMetaFile&quot;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meta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manifest.rdf" manifest:media-type="application/rdf+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beration Sans" fo:font-size="18pt" fo:font-weight="bold" officeooo:rsid="0010e8f2" officeooo:paragraph-rsid="0010e8f2" style:font-size-asian="15.75pt" style:font-weight-asian="bold" style:font-size-complex="18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Liberation Sans" fo:font-size="12pt" officeooo:rsid="0010e8f2" officeooo:paragraph-rsid="0010e8f2" style:font-size-asian="10.5pt" style:font-size-complex="12pt"/>
    </style:style>
    <style:style style:name="P3" style:family="paragraph" style:parent-style-name="Standard">
      <style:paragraph-properties fo:text-align="center" style:justify-single-word="false"/>
      <style:text-properties style:font-name="Liberation Sans" fo:font-size="16pt" officeooo:rsid="0010e8f2" officeooo:paragraph-rsid="0010e8f2" style:font-size-asian="14pt" style:font-size-complex="16pt"/>
    </style:style>
    <style:style style:name="P4" style:family="paragraph" style:parent-style-name="Standard">
      <style:paragraph-properties fo:text-align="start" style:justify-single-word="false"/>
      <style:text-properties style:font-name="Liberation Sans" fo:font-size="16pt" fo:font-weight="bold" officeooo:rsid="0010e8f2" officeooo:paragraph-rsid="0010e8f2" style:font-size-asian="14pt" style:font-weight-asian="bold" style:font-size-complex="16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Liberation Sans" fo:font-size="16pt" fo:font-weight="bold" officeooo:rsid="0010e8f2" officeooo:paragraph-rsid="0011f702" style:font-size-asian="14pt" style:font-weight-asian="bold" style:font-size-complex="16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Liberation Sans" fo:font-size="16pt" fo:font-weight="bold" officeooo:rsid="0011f702" officeooo:paragraph-rsid="0011f702" style:font-size-asian="14pt" style:font-weight-asian="bold" style:font-size-complex="16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Liberation Sans" fo:font-size="14pt" fo:font-weight="normal" officeooo:rsid="0011f702" officeooo:paragraph-rsid="0011f702" style:font-size-asian="12.25pt" style:font-weight-asian="normal" style:font-size-complex="14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Liberation Sans" fo:font-size="14pt" fo:font-style="normal" fo:font-weight="normal" officeooo:rsid="00158925" officeooo:paragraph-rsid="00158925" style:font-size-asian="12.25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Liberation Sans" fo:font-size="14pt" fo:font-style="normal" fo:font-weight="normal" officeooo:rsid="00158925" officeooo:paragraph-rsid="0018072f" style:font-size-asian="12.25pt" style:font-style-asian="normal" style:font-weight-asian="normal" style:font-size-complex="14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Liberation Sans" fo:font-size="14pt" fo:font-style="normal" fo:font-weight="normal" officeooo:rsid="00200058" officeooo:paragraph-rsid="00200058" style:font-size-asian="12.25pt" style:font-style-asian="normal" style:font-weight-asian="normal" style:font-size-complex="14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Liberation Sans" fo:font-size="14pt" fo:font-style="italic" fo:font-weight="bold" officeooo:rsid="00200058" officeooo:paragraph-rsid="00200058" style:font-size-asian="12.25pt" style:font-style-asian="italic" style:font-weight-asian="bold" style:font-size-complex="14pt" style:font-style-complex="italic" style:font-weight-complex="bold"/>
    </style:style>
    <style:style style:name="P12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Liberation Sans" fo:font-size="14pt" fo:font-weight="normal" officeooo:rsid="0010e8f2" officeooo:paragraph-rsid="0010e8f2" style:font-size-asian="12.25pt" style:font-weight-asian="normal" style:font-size-complex="14pt" style:font-weight-complex="normal"/>
    </style:style>
    <style:style style:name="P13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Liberation Sans" fo:font-size="14pt" fo:font-weight="normal" officeooo:rsid="0011f702" officeooo:paragraph-rsid="0011f702" style:font-size-asian="12.25pt" style:font-weight-asian="normal" style:font-size-complex="14pt" style:font-weight-complex="normal"/>
    </style:style>
    <style:style style:name="P14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Liberation Sans" fo:font-size="14pt" fo:font-style="normal" fo:font-weight="normal" officeooo:rsid="0011f702" officeooo:paragraph-rsid="0011f702" style:font-size-asian="12.25pt" style:font-style-asian="normal" style:font-weight-asian="normal" style:font-size-complex="14pt" style:font-style-complex="normal" style:font-weight-complex="normal"/>
    </style:style>
    <style:style style:name="P15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Liberation Sans" fo:font-size="14pt" fo:font-style="normal" fo:font-weight="normal" officeooo:rsid="00134136" officeooo:paragraph-rsid="00134136" style:font-size-asian="12.25pt" style:font-style-asian="normal" style:font-weight-asian="normal" style:font-size-complex="14pt" style:font-style-complex="normal" style:font-weight-complex="normal"/>
    </style:style>
    <style:style style:name="P16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Liberation Sans" fo:font-size="14pt" fo:font-style="normal" fo:font-weight="normal" officeooo:rsid="00134136" officeooo:paragraph-rsid="0018072f" style:font-size-asian="12.25pt" style:font-style-asian="normal" style:font-weight-asian="normal" style:font-size-complex="14pt" style:font-style-complex="normal" style:font-weight-complex="normal"/>
    </style:style>
    <style:style style:name="P17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Liberation Sans" fo:font-size="14pt" fo:font-style="normal" fo:font-weight="normal" officeooo:rsid="00134136" officeooo:paragraph-rsid="0018e6a7" style:font-size-asian="12.25pt" style:font-style-asian="normal" style:font-weight-asian="normal" style:font-size-complex="14pt" style:font-style-complex="normal" style:font-weight-complex="normal"/>
    </style:style>
    <style:style style:name="P18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Liberation Sans" fo:font-size="14pt" fo:font-style="normal" fo:font-weight="normal" officeooo:rsid="00134136" officeooo:paragraph-rsid="001adf48" style:font-size-asian="12.25pt" style:font-style-asian="normal" style:font-weight-asian="normal" style:font-size-complex="14pt" style:font-style-complex="normal" style:font-weight-complex="normal"/>
    </style:style>
    <style:style style:name="P19" style:family="paragraph" style:parent-style-name="Standard">
      <style:paragraph-properties fo:margin-left="1.251cm" fo:margin-right="0cm" fo:text-align="center" style:justify-single-word="false" fo:text-indent="0cm" style:auto-text-indent="false"/>
      <style:text-properties style:font-name="Liberation Sans" fo:font-size="14pt" fo:font-style="normal" fo:font-weight="normal" officeooo:rsid="00134136" officeooo:paragraph-rsid="00134136" style:font-size-asian="14pt" style:font-style-asian="normal" style:font-weight-asian="normal" style:font-size-complex="14pt" style:font-style-complex="normal" style:font-weight-complex="normal"/>
    </style:style>
    <style:style style:name="P20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Liberation Sans" fo:font-size="14pt" fo:font-style="normal" fo:font-weight="normal" officeooo:rsid="00134136" officeooo:paragraph-rsid="00134136" style:font-size-asian="14pt" style:font-style-asian="normal" style:font-weight-asian="normal" style:font-size-complex="14pt" style:font-style-complex="normal" style:font-weight-complex="normal"/>
    </style:style>
    <style:style style:name="P21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Liberation Sans" fo:font-size="14pt" fo:font-style="normal" fo:font-weight="bold" officeooo:rsid="00134136" officeooo:paragraph-rsid="00134136" style:font-size-asian="12.25pt" style:font-style-asian="normal" style:font-weight-asian="bold" style:font-size-complex="14pt" style:font-style-complex="normal" style:font-weight-complex="bold"/>
    </style:style>
    <style:style style:name="P22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Liberation Sans" fo:font-size="15pt" fo:font-style="normal" fo:font-weight="bold" officeooo:rsid="00134136" officeooo:paragraph-rsid="00134136" style:font-size-asian="15pt" style:font-style-asian="normal" style:font-weight-asian="bold" style:font-size-complex="15pt" style:font-style-complex="normal" style:font-weight-complex="bold"/>
    </style:style>
    <style:style style:name="P23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Liberation Sans" fo:font-size="15pt" fo:font-style="normal" fo:font-weight="bold" officeooo:rsid="00134136" officeooo:paragraph-rsid="0024d1bb" style:font-size-asian="15pt" style:font-style-asian="normal" style:font-weight-asian="bold" style:font-size-complex="15pt" style:font-style-complex="normal" style:font-weight-complex="bold"/>
    </style:style>
    <style:style style:name="P24" style:family="paragraph" style:parent-style-name="Standard">
      <style:paragraph-properties fo:margin-left="1.251cm" fo:margin-right="0cm" fo:text-align="center" style:justify-single-word="false" fo:text-indent="0cm" style:auto-text-indent="false"/>
      <style:text-properties style:font-name="Courier 10 Pitch" fo:font-size="14pt" fo:font-style="italic" fo:font-weight="normal" officeooo:rsid="0011f702" officeooo:paragraph-rsid="0011f702" style:font-size-asian="12.25pt" style:font-style-asian="italic" style:font-weight-asian="normal" style:font-size-complex="14pt" style:font-style-complex="italic" style:font-weight-complex="normal"/>
    </style:style>
    <style:style style:name="P25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Courier 10 Pitch" fo:font-size="14pt" fo:font-style="normal" fo:font-weight="normal" officeooo:rsid="00134136" officeooo:paragraph-rsid="00134136" style:font-size-asian="12.25pt" style:font-style-asian="normal" style:font-weight-asian="normal" style:font-size-complex="14pt" style:font-style-complex="normal" style:font-weight-complex="normal"/>
    </style:style>
    <style:style style:name="P26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Courier 10 Pitch" fo:font-size="14pt" fo:font-style="normal" fo:font-weight="normal" officeooo:rsid="0024d1bb" officeooo:paragraph-rsid="0024d1bb" style:font-size-asian="12.25pt" style:font-style-asian="normal" style:font-weight-asian="normal" style:font-size-complex="14pt" style:font-style-complex="normal" style:font-weight-complex="normal"/>
    </style:style>
    <style:style style:name="P27" style:family="paragraph" style:parent-style-name="Standard">
      <style:paragraph-properties fo:margin-left="1.251cm" fo:margin-right="0cm" fo:text-align="center" style:justify-single-word="false" fo:text-indent="0cm" style:auto-text-indent="false"/>
      <style:text-properties style:font-name="Courier 10 Pitch" fo:font-size="14pt" fo:font-style="normal" fo:font-weight="normal" officeooo:rsid="00134136" officeooo:paragraph-rsid="00134136" style:font-size-asian="14pt" style:font-style-asian="normal" style:font-weight-asian="normal" style:font-size-complex="14pt" style:font-style-complex="normal" style:font-weight-complex="normal"/>
    </style:style>
    <style:style style:name="P28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Courier 10 Pitch" fo:font-size="14pt" fo:font-style="normal" fo:font-weight="bold" officeooo:rsid="00134136" officeooo:paragraph-rsid="00158925" style:font-size-asian="12.25pt" style:font-style-asian="normal" style:font-weight-asian="bold" style:font-size-complex="14pt" style:font-style-complex="normal" style:font-weight-complex="bold"/>
    </style:style>
    <style:style style:name="P29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Courier 10 Pitch" fo:font-size="14pt" fo:font-style="normal" fo:font-weight="bold" officeooo:rsid="00134136" officeooo:paragraph-rsid="0016481a" style:font-size-asian="12.25pt" style:font-style-asian="normal" style:font-weight-asian="bold" style:font-size-complex="14pt" style:font-style-complex="normal" style:font-weight-complex="bold"/>
    </style:style>
    <style:style style:name="P30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Courier 10 Pitch" fo:font-size="14pt" fo:font-style="normal" fo:font-weight="bold" officeooo:rsid="00134136" officeooo:paragraph-rsid="0018072f" style:font-size-asian="12.25pt" style:font-style-asian="normal" style:font-weight-asian="bold" style:font-size-complex="14pt" style:font-style-complex="normal" style:font-weight-complex="bold"/>
    </style:style>
    <style:style style:name="P31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Courier 10 Pitch" fo:font-size="14pt" fo:font-style="normal" fo:font-weight="bold" officeooo:rsid="00134136" officeooo:paragraph-rsid="0018e6a7" style:font-size-asian="12.25pt" style:font-style-asian="normal" style:font-weight-asian="bold" style:font-size-complex="14pt" style:font-style-complex="normal" style:font-weight-complex="bold"/>
    </style:style>
    <style:style style:name="P32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Courier 10 Pitch" fo:font-size="14pt" fo:font-style="normal" fo:font-weight="bold" officeooo:rsid="00134136" officeooo:paragraph-rsid="001adf48" style:font-size-asian="12.25pt" style:font-style-asian="normal" style:font-weight-asian="bold" style:font-size-complex="14pt" style:font-style-complex="normal" style:font-weight-complex="bold"/>
    </style:style>
    <style:style style:name="P33" style:family="paragraph" style:parent-style-name="Standard">
      <style:paragraph-properties fo:margin-left="1.251cm" fo:margin-right="0cm" fo:text-align="center" style:justify-single-word="false" fo:text-indent="0cm" style:auto-text-indent="false"/>
      <style:text-properties style:font-name="Courier 10 Pitch" fo:font-size="8pt" fo:font-style="normal" fo:font-weight="normal" officeooo:rsid="00134136" officeooo:paragraph-rsid="00134136" style:font-size-asian="8pt" style:font-style-asian="normal" style:font-weight-asian="normal" style:font-size-complex="8pt" style:font-style-complex="normal" style:font-weight-complex="normal"/>
    </style:style>
    <style:style style:name="P34" style:family="paragraph" style:parent-style-name="Standard">
      <style:paragraph-properties fo:margin-left="2.501cm" fo:margin-right="0cm" fo:text-align="start" style:justify-single-word="false" fo:text-indent="0cm" style:auto-text-indent="false"/>
      <style:text-properties style:font-name="Courier 10 Pitch" fo:font-size="14pt" fo:font-style="normal" fo:font-weight="bold" officeooo:rsid="00134136" officeooo:paragraph-rsid="001447b1" style:font-size-asian="12.25pt" style:font-style-asian="normal" style:font-weight-asian="bold" style:font-size-complex="14pt" style:font-style-complex="normal" style:font-weight-complex="bold"/>
    </style:style>
    <style:style style:name="P35" style:family="paragraph" style:parent-style-name="Standard">
      <style:paragraph-properties fo:margin-left="2.501cm" fo:margin-right="0cm" fo:text-align="start" style:justify-single-word="false" fo:text-indent="0cm" style:auto-text-indent="false"/>
      <style:text-properties style:font-name="Courier 10 Pitch" fo:font-size="14pt" fo:font-style="normal" fo:font-weight="bold" officeooo:rsid="001447b1" officeooo:paragraph-rsid="001447b1" style:font-size-asian="12.25pt" style:font-style-asian="normal" style:font-weight-asian="bold" style:font-size-complex="14pt" style:font-style-complex="normal" style:font-weight-complex="bold"/>
    </style:style>
    <style:style style:name="P36" style:family="paragraph" style:parent-style-name="Standard">
      <style:paragraph-properties fo:margin-left="2.501cm" fo:margin-right="0cm" fo:text-align="start" style:justify-single-word="false" fo:text-indent="0cm" style:auto-text-indent="false"/>
      <style:text-properties style:font-name="Courier 10 Pitch" fo:font-size="14pt" fo:font-style="normal" fo:font-weight="bold" officeooo:rsid="0018072f" officeooo:paragraph-rsid="0018072f" style:font-size-asian="12.25pt" style:font-style-asian="normal" style:font-weight-asian="bold" style:font-size-complex="14pt" style:font-style-complex="normal" style:font-weight-complex="bold"/>
    </style:style>
    <style:style style:name="P37" style:family="paragraph" style:parent-style-name="Standard">
      <style:paragraph-properties fo:margin-left="2.501cm" fo:margin-right="0cm" fo:text-align="start" style:justify-single-word="false" fo:text-indent="0cm" style:auto-text-indent="false"/>
      <style:text-properties style:font-name="Courier 10 Pitch" fo:font-size="14pt" fo:font-style="normal" fo:font-weight="bold" officeooo:rsid="0018e6a7" officeooo:paragraph-rsid="0018e6a7" style:font-size-asian="12.25pt" style:font-style-asian="normal" style:font-weight-asian="bold" style:font-size-complex="14pt" style:font-style-complex="normal" style:font-weight-complex="bold"/>
    </style:style>
    <style:style style:name="P38" style:family="paragraph" style:parent-style-name="Standard">
      <style:paragraph-properties fo:margin-left="2.501cm" fo:margin-right="0cm" fo:text-align="start" style:justify-single-word="false" fo:text-indent="0cm" style:auto-text-indent="false"/>
      <style:text-properties style:font-name="Courier 10 Pitch" fo:font-size="14pt" fo:font-style="normal" fo:font-weight="bold" officeooo:rsid="001adf48" officeooo:paragraph-rsid="001adf48" style:font-size-asian="12.25pt" style:font-style-asian="normal" style:font-weight-asian="bold" style:font-size-complex="14pt" style:font-style-complex="normal" style:font-weight-complex="bold"/>
    </style:style>
    <style:style style:name="P39" style:family="paragraph" style:parent-style-name="Standard">
      <style:paragraph-properties fo:margin-left="2.501cm" fo:margin-right="0cm" fo:text-align="start" style:justify-single-word="false" fo:text-indent="0cm" style:auto-text-indent="false"/>
      <style:text-properties style:font-name="Courier 10 Pitch" fo:font-size="14pt" fo:font-style="normal" fo:font-weight="bold" officeooo:rsid="001e316a" officeooo:paragraph-rsid="001ed4bd" style:font-size-asian="12.25pt" style:font-style-asian="normal" style:font-weight-asian="bold" style:font-size-complex="14pt" style:font-style-complex="normal" style:font-weight-complex="bold"/>
    </style:style>
    <style:style style:name="P40" style:family="paragraph" style:parent-style-name="Standard">
      <style:paragraph-properties fo:margin-left="2.501cm" fo:margin-right="0cm" fo:text-align="start" style:justify-single-word="false" fo:text-indent="0cm" style:auto-text-indent="false"/>
      <style:text-properties style:font-name="Courier 10 Pitch" fo:font-size="14pt" fo:font-style="normal" fo:font-weight="bold" officeooo:rsid="001ed4bd" officeooo:paragraph-rsid="001ed4bd" style:font-size-asian="12.25pt" style:font-style-asian="normal" style:font-weight-asian="bold" style:font-size-complex="14pt" style:font-style-complex="normal" style:font-weight-complex="bold"/>
    </style:style>
    <style:style style:name="P41" style:family="paragraph" style:parent-style-name="Standard">
      <style:paragraph-properties fo:margin-left="2.501cm" fo:margin-right="0cm" fo:text-align="start" style:justify-single-word="false" fo:text-indent="0cm" style:auto-text-indent="false"/>
      <style:text-properties style:font-name="Courier 10 Pitch" fo:font-size="14pt" fo:font-style="normal" fo:font-weight="bold" officeooo:rsid="001f504e" officeooo:paragraph-rsid="001f504e" style:font-size-asian="12.25pt" style:font-style-asian="normal" style:font-weight-asian="bold" style:font-size-complex="14pt" style:font-style-complex="normal" style:font-weight-complex="bold"/>
    </style:style>
    <style:style style:name="P42" style:family="paragraph" style:parent-style-name="Standard">
      <style:paragraph-properties fo:margin-left="2.501cm" fo:margin-right="0cm" fo:text-align="start" style:justify-single-word="false" fo:text-indent="0cm" style:auto-text-indent="false"/>
      <style:text-properties style:font-name="Courier 10 Pitch" fo:font-size="20pt" fo:font-style="normal" fo:font-weight="bold" officeooo:rsid="001df6c6" officeooo:paragraph-rsid="001df6c6" style:font-size-asian="20pt" style:font-style-asian="normal" style:font-weight-asian="bold" style:font-size-complex="20pt" style:font-style-complex="normal" style:font-weight-complex="bold"/>
    </style:style>
    <style:style style:name="P43" style:family="paragraph" style:parent-style-name="Standard">
      <style:paragraph-properties fo:margin-left="2.501cm" fo:margin-right="0cm" fo:text-align="center" style:justify-single-word="false" fo:text-indent="0cm" style:auto-text-indent="false"/>
      <style:text-properties style:font-name="Courier 10 Pitch" fo:font-size="16pt" fo:font-style="italic" fo:font-weight="normal" officeooo:rsid="001e316a" officeooo:paragraph-rsid="001ed4bd" style:font-size-asian="14pt" style:font-style-asian="italic" style:font-weight-asian="normal" style:font-size-complex="16pt" style:font-style-complex="italic" style:font-weight-complex="normal"/>
    </style:style>
    <style:style style:name="P44" style:family="paragraph" style:parent-style-name="Standard">
      <style:paragraph-properties fo:margin-left="2.501cm" fo:margin-right="0cm" fo:text-align="center" style:justify-single-word="false" fo:text-indent="0cm" style:auto-text-indent="false"/>
      <style:text-properties style:font-name="Courier 10 Pitch" fo:font-size="16pt" fo:font-style="italic" fo:font-weight="normal" officeooo:rsid="001e316a" officeooo:paragraph-rsid="001f504e" style:font-size-asian="14pt" style:font-style-asian="italic" style:font-weight-asian="normal" style:font-size-complex="16pt" style:font-style-complex="italic" style:font-weight-complex="normal"/>
    </style:style>
    <style:style style:name="P45" style:family="paragraph" style:parent-style-name="Standard">
      <style:paragraph-properties fo:margin-left="2.501cm" fo:margin-right="0cm" fo:text-align="start" style:justify-single-word="false" fo:text-indent="0cm" style:auto-text-indent="false"/>
      <style:text-properties style:font-name="Liberation Sans" fo:font-size="14pt" fo:font-style="normal" fo:font-weight="bold" officeooo:rsid="001b1e30" officeooo:paragraph-rsid="001b1e30" style:font-size-asian="12.25pt" style:font-style-asian="normal" style:font-weight-asian="bold" style:font-size-complex="14pt" style:font-style-complex="normal" style:font-weight-complex="bold"/>
    </style:style>
    <style:style style:name="P46" style:family="paragraph" style:parent-style-name="Standard">
      <style:paragraph-properties fo:margin-left="2.501cm" fo:margin-right="0cm" fo:text-align="start" style:justify-single-word="false" fo:text-indent="0cm" style:auto-text-indent="false"/>
      <style:text-properties style:font-name="Liberation Sans" fo:font-size="14pt" fo:font-style="normal" fo:font-weight="bold" officeooo:rsid="001b1e30" officeooo:paragraph-rsid="001e316a" style:font-size-asian="12.25pt" style:font-style-asian="normal" style:font-weight-asian="bold" style:font-size-complex="14pt" style:font-style-complex="normal" style:font-weight-complex="bold"/>
    </style:style>
    <style:style style:name="P47" style:family="paragraph" style:parent-style-name="Standard">
      <style:paragraph-properties fo:margin-left="2.501cm" fo:margin-right="0cm" fo:text-align="start" style:justify-single-word="false" fo:text-indent="0cm" style:auto-text-indent="false"/>
      <style:text-properties style:font-name="Liberation Sans" fo:font-size="14pt" fo:font-style="normal" fo:font-weight="bold" officeooo:rsid="001f504e" officeooo:paragraph-rsid="00200058" style:font-size-asian="12.25pt" style:font-style-asian="normal" style:font-weight-asian="bold" style:font-size-complex="14pt" style:font-style-complex="normal" style:font-weight-complex="bold"/>
    </style:style>
    <style:style style:name="P48" style:family="paragraph" style:parent-style-name="Standard">
      <style:paragraph-properties fo:margin-left="2.501cm" fo:margin-right="0cm" fo:text-align="start" style:justify-single-word="false" fo:text-indent="0cm" style:auto-text-indent="false"/>
      <style:text-properties style:font-name="Liberation Sans" fo:font-size="14pt" fo:font-style="normal" fo:font-weight="bold" officeooo:rsid="001f504e" officeooo:paragraph-rsid="00229ce6" style:font-size-asian="12.25pt" style:font-style-asian="normal" style:font-weight-asian="bold" style:font-size-complex="14pt" style:font-style-complex="normal" style:font-weight-complex="bold"/>
    </style:style>
    <style:style style:name="P49" style:family="paragraph" style:parent-style-name="Standard">
      <style:paragraph-properties fo:margin-left="2.501cm" fo:margin-right="0cm" fo:text-align="start" style:justify-single-word="false" fo:text-indent="0cm" style:auto-text-indent="false"/>
      <style:text-properties style:font-name="Liberation Sans" fo:font-size="14pt" fo:font-style="normal" fo:font-weight="bold" officeooo:rsid="001f504e" officeooo:paragraph-rsid="0022c8ca" style:font-size-asian="12.25pt" style:font-style-asian="normal" style:font-weight-asian="bold" style:font-size-complex="14pt" style:font-style-complex="normal" style:font-weight-complex="bold"/>
    </style:style>
    <style:style style:name="P50" style:family="paragraph" style:parent-style-name="Standard">
      <style:paragraph-properties fo:margin-left="2.501cm" fo:margin-right="0cm" fo:text-align="start" style:justify-single-word="false" fo:text-indent="0cm" style:auto-text-indent="false"/>
      <style:text-properties style:font-name="Liberation Sans" fo:font-size="14pt" fo:font-style="normal" fo:font-weight="bold" officeooo:rsid="0022c8ca" officeooo:paragraph-rsid="0022c8ca" style:font-size-asian="12.25pt" style:font-style-asian="normal" style:font-weight-asian="bold" style:font-size-complex="14pt" style:font-style-complex="normal" style:font-weight-complex="bold"/>
    </style:style>
    <style:style style:name="P51" style:family="paragraph" style:parent-style-name="Standard">
      <style:paragraph-properties fo:margin-left="2.501cm" fo:margin-right="0cm" fo:text-align="start" style:justify-single-word="false" fo:text-indent="0cm" style:auto-text-indent="false"/>
      <style:text-properties style:font-name="Liberation Sans" fo:font-size="14pt" fo:font-style="normal" fo:font-weight="bold" officeooo:rsid="00200058" officeooo:paragraph-rsid="0022c8ca" style:font-size-asian="12.25pt" style:font-style-asian="normal" style:font-weight-asian="bold" style:font-size-complex="14pt" style:font-style-complex="normal" style:font-weight-complex="bold"/>
    </style:style>
    <style:style style:name="P52" style:family="paragraph" style:parent-style-name="Standard">
      <style:paragraph-properties fo:margin-left="2.501cm" fo:margin-right="0cm" fo:text-align="start" style:justify-single-word="false" fo:text-indent="0cm" style:auto-text-indent="false"/>
      <style:text-properties style:font-name="Liberation Sans" fo:font-size="14pt" fo:font-style="normal" fo:font-weight="bold" officeooo:rsid="00200058" officeooo:paragraph-rsid="00200058" style:font-size-asian="12.25pt" style:font-style-asian="normal" style:font-weight-asian="bold" style:font-size-complex="14pt" style:font-style-complex="normal" style:font-weight-complex="bold"/>
    </style:style>
    <style:style style:name="P53" style:family="paragraph" style:parent-style-name="Standard">
      <style:paragraph-properties fo:margin-left="2.501cm" fo:margin-right="0cm" fo:text-align="start" style:justify-single-word="false" fo:text-indent="0cm" style:auto-text-indent="false"/>
      <style:text-properties style:font-name="Liberation Sans" fo:font-size="14pt" fo:font-style="normal" fo:font-weight="bold" officeooo:rsid="0023a8cd" officeooo:paragraph-rsid="0023a8cd" style:font-size-asian="12.25pt" style:font-style-asian="normal" style:font-weight-asian="bold" style:font-size-complex="14pt" style:font-style-complex="normal" style:font-weight-complex="bold"/>
    </style:style>
    <style:style style:name="P54" style:family="paragraph" style:parent-style-name="Standard">
      <style:paragraph-properties fo:margin-left="2.501cm" fo:margin-right="0cm" fo:text-align="start" style:justify-single-word="false" fo:text-indent="0cm" style:auto-text-indent="false"/>
      <style:text-properties style:font-name="Liberation Sans" fo:font-size="14pt" fo:font-style="normal" fo:font-weight="normal" officeooo:rsid="00158925" officeooo:paragraph-rsid="00158925" style:font-size-asian="12.25pt" style:font-style-asian="normal" style:font-weight-asian="normal" style:font-size-complex="14pt" style:font-style-complex="normal" style:font-weight-complex="normal"/>
    </style:style>
    <style:style style:name="P55" style:family="paragraph" style:parent-style-name="Standard">
      <style:paragraph-properties fo:margin-left="2.501cm" fo:margin-right="0cm" fo:text-align="start" style:justify-single-word="false" fo:text-indent="0cm" style:auto-text-indent="false"/>
      <style:text-properties style:font-name="Liberation Sans" fo:font-size="14pt" fo:font-style="normal" fo:font-weight="normal" officeooo:rsid="00158925" officeooo:paragraph-rsid="0016481a" style:font-size-asian="12.25pt" style:font-style-asian="normal" style:font-weight-asian="normal" style:font-size-complex="14pt" style:font-style-complex="normal" style:font-weight-complex="normal"/>
    </style:style>
    <style:style style:name="P56" style:family="paragraph" style:parent-style-name="Standard">
      <style:paragraph-properties fo:margin-left="2.501cm" fo:margin-right="0cm" fo:text-align="start" style:justify-single-word="false" fo:text-indent="0cm" style:auto-text-indent="false"/>
      <style:text-properties style:font-name="Liberation Sans" fo:font-size="14pt" fo:font-style="normal" fo:font-weight="normal" officeooo:rsid="00158925" officeooo:paragraph-rsid="0018072f" style:font-size-asian="12.25pt" style:font-style-asian="normal" style:font-weight-asian="normal" style:font-size-complex="14pt" style:font-style-complex="normal" style:font-weight-complex="normal"/>
    </style:style>
    <style:style style:name="P57" style:family="paragraph" style:parent-style-name="Standard">
      <style:paragraph-properties fo:margin-left="2.501cm" fo:margin-right="0cm" fo:text-align="start" style:justify-single-word="false" fo:text-indent="0cm" style:auto-text-indent="false"/>
      <style:text-properties style:font-name="Liberation Sans" fo:font-size="14pt" fo:font-style="normal" fo:font-weight="normal" officeooo:rsid="0016481a" officeooo:paragraph-rsid="0016481a" style:font-size-asian="12.25pt" style:font-style-asian="normal" style:font-weight-asian="normal" style:font-size-complex="14pt" style:font-style-complex="normal" style:font-weight-complex="normal"/>
    </style:style>
    <style:style style:name="P58" style:family="paragraph" style:parent-style-name="Standard">
      <style:paragraph-properties fo:margin-left="2.501cm" fo:margin-right="0cm" fo:text-align="start" style:justify-single-word="false" fo:text-indent="0cm" style:auto-text-indent="false"/>
      <style:text-properties style:font-name="Liberation Sans" fo:font-size="14pt" fo:font-style="normal" fo:font-weight="normal" officeooo:rsid="0018072f" officeooo:paragraph-rsid="0018072f" style:font-size-asian="12.25pt" style:font-style-asian="normal" style:font-weight-asian="normal" style:font-size-complex="14pt" style:font-style-complex="normal" style:font-weight-complex="normal"/>
    </style:style>
    <style:style style:name="P59" style:family="paragraph" style:parent-style-name="Standard">
      <style:paragraph-properties fo:margin-left="2.501cm" fo:margin-right="0cm" fo:text-align="start" style:justify-single-word="false" fo:text-indent="0cm" style:auto-text-indent="false"/>
      <style:text-properties style:font-name="Liberation Sans" fo:font-size="14pt" fo:font-style="normal" fo:font-weight="normal" officeooo:rsid="0018072f" officeooo:paragraph-rsid="001adf48" style:font-size-asian="12.25pt" style:font-style-asian="normal" style:font-weight-asian="normal" style:font-size-complex="14pt" style:font-style-complex="normal" style:font-weight-complex="normal"/>
    </style:style>
    <style:style style:name="P60" style:family="paragraph" style:parent-style-name="Standard">
      <style:paragraph-properties fo:margin-left="2.501cm" fo:margin-right="0cm" fo:text-align="start" style:justify-single-word="false" fo:text-indent="0cm" style:auto-text-indent="false"/>
      <style:text-properties style:font-name="Liberation Sans" fo:font-size="14pt" fo:font-style="normal" fo:font-weight="normal" officeooo:rsid="0018e6a7" officeooo:paragraph-rsid="0018e6a7" style:font-size-asian="12.25pt" style:font-style-asian="normal" style:font-weight-asian="normal" style:font-size-complex="14pt" style:font-style-complex="normal" style:font-weight-complex="normal"/>
    </style:style>
    <style:style style:name="P61" style:family="paragraph" style:parent-style-name="Standard">
      <style:paragraph-properties fo:margin-left="2.501cm" fo:margin-right="0cm" fo:text-align="start" style:justify-single-word="false" fo:text-indent="0cm" style:auto-text-indent="false"/>
      <style:text-properties style:font-name="Liberation Sans" fo:font-size="14pt" fo:font-style="normal" fo:font-weight="normal" officeooo:rsid="001adf48" officeooo:paragraph-rsid="001adf48" style:font-size-asian="12.25pt" style:font-style-asian="normal" style:font-weight-asian="normal" style:font-size-complex="14pt" style:font-style-complex="normal" style:font-weight-complex="normal"/>
    </style:style>
    <style:style style:name="P62" style:family="paragraph" style:parent-style-name="Standard">
      <style:paragraph-properties fo:margin-left="2.501cm" fo:margin-right="0cm" fo:text-align="start" style:justify-single-word="false" fo:text-indent="0cm" style:auto-text-indent="false"/>
      <style:text-properties style:font-name="Liberation Sans" fo:font-size="14pt" fo:font-style="normal" fo:font-weight="normal" officeooo:rsid="001adf48" officeooo:paragraph-rsid="001e316a" style:font-size-asian="12.25pt" style:font-style-asian="normal" style:font-weight-asian="normal" style:font-size-complex="14pt" style:font-style-complex="normal" style:font-weight-complex="normal"/>
    </style:style>
    <style:style style:name="P63" style:family="paragraph" style:parent-style-name="Standard">
      <style:paragraph-properties fo:margin-left="2.501cm" fo:margin-right="0cm" fo:text-align="start" style:justify-single-word="false" fo:text-indent="0cm" style:auto-text-indent="false"/>
      <style:text-properties style:font-name="Liberation Sans" fo:font-size="14pt" fo:font-style="normal" fo:font-weight="normal" officeooo:rsid="001f504e" officeooo:paragraph-rsid="001f504e" style:font-size-asian="12.25pt" style:font-style-asian="normal" style:font-weight-asian="normal" style:font-size-complex="14pt" style:font-style-complex="normal" style:font-weight-complex="normal"/>
    </style:style>
    <style:style style:name="P64" style:family="paragraph" style:parent-style-name="Standard">
      <style:paragraph-properties fo:margin-left="2.501cm" fo:margin-right="0cm" fo:text-align="start" style:justify-single-word="false" fo:text-indent="0cm" style:auto-text-indent="false"/>
      <style:text-properties style:font-name="Liberation Sans" fo:font-size="14pt" fo:font-style="normal" fo:font-weight="normal" officeooo:rsid="00200058" officeooo:paragraph-rsid="00200058" style:font-size-asian="12.25pt" style:font-style-asian="normal" style:font-weight-asian="normal" style:font-size-complex="14pt" style:font-style-complex="normal" style:font-weight-complex="normal"/>
    </style:style>
    <style:style style:name="P65" style:family="paragraph" style:parent-style-name="Standard">
      <style:paragraph-properties fo:margin-left="2.501cm" fo:margin-right="0cm" fo:text-align="start" style:justify-single-word="false" fo:text-indent="0cm" style:auto-text-indent="false"/>
      <style:text-properties style:font-name="Liberation Sans" fo:font-size="14pt" fo:font-style="normal" fo:font-weight="normal" officeooo:rsid="00200058" officeooo:paragraph-rsid="00229ce6" style:font-size-asian="12.25pt" style:font-style-asian="normal" style:font-weight-asian="normal" style:font-size-complex="14pt" style:font-style-complex="normal" style:font-weight-complex="normal"/>
    </style:style>
    <style:style style:name="P66" style:family="paragraph" style:parent-style-name="Standard">
      <style:paragraph-properties fo:margin-left="2.501cm" fo:margin-right="0cm" fo:text-align="start" style:justify-single-word="false" fo:text-indent="0cm" style:auto-text-indent="false"/>
      <style:text-properties style:font-name="Liberation Sans" fo:font-size="14pt" fo:font-style="normal" fo:font-weight="normal" officeooo:rsid="00200058" officeooo:paragraph-rsid="0022c8ca" style:font-size-asian="12.25pt" style:font-style-asian="normal" style:font-weight-asian="normal" style:font-size-complex="14pt" style:font-style-complex="normal" style:font-weight-complex="normal"/>
    </style:style>
    <style:style style:name="P67" style:family="paragraph" style:parent-style-name="Standard">
      <style:paragraph-properties fo:margin-left="2.501cm" fo:margin-right="0cm" fo:text-align="start" style:justify-single-word="false" fo:text-indent="0cm" style:auto-text-indent="false"/>
      <style:text-properties style:font-name="Liberation Sans" fo:font-size="14pt" fo:font-style="normal" fo:font-weight="normal" officeooo:rsid="001ed4bd" officeooo:paragraph-rsid="001ed4bd" style:font-size-asian="12.25pt" style:font-style-asian="normal" style:font-weight-asian="normal" style:font-size-complex="14pt" style:font-style-complex="normal" style:font-weight-complex="normal"/>
    </style:style>
    <style:style style:name="P68" style:family="paragraph" style:parent-style-name="Standard">
      <style:paragraph-properties fo:margin-left="2.501cm" fo:margin-right="0cm" fo:text-align="start" style:justify-single-word="false" fo:text-indent="0cm" style:auto-text-indent="false"/>
      <style:text-properties style:font-name="Liberation Sans" fo:font-size="14pt" fo:font-style="normal" fo:font-weight="normal" officeooo:rsid="0023a8cd" officeooo:paragraph-rsid="0023a8cd" style:font-size-asian="12.25pt" style:font-style-asian="normal" style:font-weight-asian="normal" style:font-size-complex="14pt" style:font-style-complex="normal" style:font-weight-complex="normal"/>
    </style:style>
    <style:style style:name="P69" style:family="paragraph" style:parent-style-name="Standard">
      <style:paragraph-properties fo:margin-left="2.501cm" fo:margin-right="0cm" fo:text-align="center" style:justify-single-word="false" fo:text-indent="0cm" style:auto-text-indent="false"/>
      <style:text-properties style:font-name="Liberation Sans" fo:font-size="16pt" fo:font-style="italic" fo:font-weight="normal" officeooo:rsid="001e316a" officeooo:paragraph-rsid="001ed4bd" style:font-size-asian="14pt" style:font-style-asian="italic" style:font-weight-asian="normal" style:font-size-complex="16pt" style:font-style-complex="italic" style:font-weight-complex="normal"/>
    </style:style>
    <style:style style:name="P70" style:family="paragraph" style:parent-style-name="Standard">
      <style:paragraph-properties fo:margin-left="2.501cm" fo:margin-right="0cm" fo:text-align="center" style:justify-single-word="false" fo:text-indent="0cm" style:auto-text-indent="false"/>
      <style:text-properties style:font-name="Liberation Sans" fo:font-size="16pt" fo:font-style="italic" fo:font-weight="normal" officeooo:rsid="001e316a" officeooo:paragraph-rsid="001f504e" style:font-size-asian="14pt" style:font-style-asian="italic" style:font-weight-asian="normal" style:font-size-complex="16pt" style:font-style-complex="italic" style:font-weight-complex="normal"/>
    </style:style>
    <style:style style:name="P71" style:family="paragraph" style:parent-style-name="Standard" style:list-style-name="L1">
      <style:paragraph-properties fo:text-align="start" style:justify-single-word="false"/>
      <style:text-properties style:font-name="Liberation Sans" fo:font-size="14pt" fo:font-weight="normal" officeooo:rsid="0010e8f2" officeooo:paragraph-rsid="0010e8f2" style:font-size-asian="12.25pt" style:font-weight-asian="normal" style:font-size-complex="14pt" style:font-weight-complex="normal"/>
    </style:style>
    <style:style style:name="P72" style:family="paragraph" style:parent-style-name="Standard" style:list-style-name="L2">
      <style:paragraph-properties fo:text-align="start" style:justify-single-word="false"/>
      <style:text-properties style:font-name="Liberation Sans" fo:font-size="14pt" fo:font-weight="normal" officeooo:rsid="0010e8f2" officeooo:paragraph-rsid="001447b1" style:font-size-asian="12.25pt" style:font-weight-asian="normal" style:font-size-complex="14pt" style:font-weight-complex="normal"/>
    </style:style>
    <style:style style:name="P73" style:family="paragraph" style:parent-style-name="Standard" style:list-style-name="L1">
      <style:paragraph-properties fo:text-align="start" style:justify-single-word="false"/>
      <style:text-properties style:font-name="Liberation Sans" fo:font-size="14pt" fo:font-weight="normal" officeooo:rsid="0011f702" officeooo:paragraph-rsid="0011f702" style:font-size-asian="12.25pt" style:font-weight-asian="normal" style:font-size-complex="14pt" style:font-weight-complex="normal"/>
    </style:style>
    <style:style style:name="P74" style:family="paragraph" style:parent-style-name="Standard" style:list-style-name="L2">
      <style:paragraph-properties fo:text-align="start" style:justify-single-word="false"/>
      <style:text-properties style:font-name="Liberation Sans" fo:font-size="14pt" fo:font-weight="normal" officeooo:rsid="0011f702" officeooo:paragraph-rsid="001447b1" style:font-size-asian="12.25pt" style:font-weight-asian="normal" style:font-size-complex="14pt" style:font-weight-complex="normal"/>
    </style:style>
    <style:style style:name="P75" style:family="paragraph" style:parent-style-name="Standard" style:list-style-name="L2">
      <style:paragraph-properties fo:text-align="start" style:justify-single-word="false"/>
      <style:text-properties style:font-name="Liberation Sans" fo:font-size="14pt" fo:font-weight="normal" officeooo:rsid="001447b1" officeooo:paragraph-rsid="001447b1" style:font-size-asian="12.25pt" style:font-weight-asian="normal" style:font-size-complex="14pt" style:font-weight-complex="normal"/>
    </style:style>
    <style:style style:name="P76" style:family="paragraph" style:parent-style-name="Standard" style:list-style-name="L3">
      <style:paragraph-properties fo:text-align="start" style:justify-single-word="false"/>
      <style:text-properties style:font-name="Liberation Sans" fo:font-size="14pt" fo:font-style="normal" fo:font-weight="normal" officeooo:rsid="00158925" officeooo:paragraph-rsid="00158925" style:font-size-asian="12.25pt" style:font-style-asian="normal" style:font-weight-asian="normal" style:font-size-complex="14pt" style:font-style-complex="normal" style:font-weight-complex="normal"/>
    </style:style>
    <style:style style:name="P77" style:family="paragraph" style:parent-style-name="Standard" style:list-style-name="L3">
      <style:paragraph-properties fo:text-align="start" style:justify-single-word="false"/>
      <style:text-properties style:font-name="Liberation Sans" fo:font-size="14pt" fo:font-style="normal" fo:font-weight="normal" officeooo:rsid="00158925" officeooo:paragraph-rsid="0016481a" style:font-size-asian="12.25pt" style:font-style-asian="normal" style:font-weight-asian="normal" style:font-size-complex="14pt" style:font-style-complex="normal" style:font-weight-complex="normal"/>
    </style:style>
    <style:style style:name="P78" style:family="paragraph" style:parent-style-name="Standard" style:list-style-name="L3">
      <style:paragraph-properties fo:text-align="start" style:justify-single-word="false"/>
      <style:text-properties style:font-name="Liberation Sans" fo:font-size="14pt" fo:font-style="normal" fo:font-weight="normal" officeooo:rsid="00158925" officeooo:paragraph-rsid="0018072f" style:font-size-asian="12.25pt" style:font-style-asian="normal" style:font-weight-asian="normal" style:font-size-complex="14pt" style:font-style-complex="normal" style:font-weight-complex="normal"/>
    </style:style>
    <style:style style:name="P79" style:family="paragraph" style:parent-style-name="Standard" style:list-style-name="L3">
      <style:paragraph-properties fo:text-align="start" style:justify-single-word="false"/>
      <style:text-properties style:font-name="Liberation Sans" fo:font-size="14pt" fo:font-style="normal" fo:font-weight="normal" officeooo:rsid="0016481a" officeooo:paragraph-rsid="0016481a" style:font-size-asian="12.25pt" style:font-style-asian="normal" style:font-weight-asian="normal" style:font-size-complex="14pt" style:font-style-complex="normal" style:font-weight-complex="normal"/>
    </style:style>
    <style:style style:name="P80" style:family="paragraph" style:parent-style-name="Standard" style:list-style-name="L3">
      <style:paragraph-properties fo:text-align="start" style:justify-single-word="false"/>
      <style:text-properties style:font-name="Liberation Sans" fo:font-size="14pt" fo:font-style="normal" fo:font-weight="normal" officeooo:rsid="0018072f" officeooo:paragraph-rsid="0018072f" style:font-size-asian="12.25pt" style:font-style-asian="normal" style:font-weight-asian="normal" style:font-size-complex="14pt" style:font-style-complex="normal" style:font-weight-complex="normal"/>
    </style:style>
    <style:style style:name="P81" style:family="paragraph" style:parent-style-name="Standard" style:list-style-name="L4">
      <style:paragraph-properties fo:text-align="start" style:justify-single-word="false"/>
      <style:text-properties style:font-name="Liberation Sans" fo:font-size="14pt" fo:font-style="normal" fo:font-weight="normal" officeooo:rsid="00200058" officeooo:paragraph-rsid="00200058" style:font-size-asian="12.25pt" style:font-style-asian="normal" style:font-weight-asian="normal" style:font-size-complex="14pt" style:font-style-complex="normal" style:font-weight-complex="normal"/>
    </style:style>
    <style:style style:name="P82" style:family="paragraph" style:parent-style-name="Standard" style:list-style-name="L6">
      <style:paragraph-properties fo:text-align="start" style:justify-single-word="false"/>
      <style:text-properties style:font-name="Liberation Sans" fo:font-size="14pt" fo:font-style="normal" fo:font-weight="normal" officeooo:rsid="0025cc44" officeooo:paragraph-rsid="0025cc44" style:font-size-asian="12.25pt" style:font-style-asian="normal" style:font-weight-asian="normal" style:font-size-complex="14pt" style:font-style-complex="normal" style:font-weight-complex="normal"/>
    </style:style>
    <style:style style:name="P83" style:family="paragraph" style:parent-style-name="Standard" style:list-style-name="L6">
      <style:paragraph-properties fo:text-align="start" style:justify-single-word="false"/>
      <style:text-properties style:font-name="Liberation Sans" fo:font-size="14pt" fo:font-style="normal" fo:font-weight="normal" officeooo:rsid="00278f25" officeooo:paragraph-rsid="00278f25" style:font-size-asian="12.25pt" style:font-style-asian="normal" style:font-weight-asian="normal" style:font-size-complex="14pt" style:font-style-complex="normal" style:font-weight-complex="normal"/>
    </style:style>
    <style:style style:name="P84" style:family="paragraph" style:parent-style-name="Standard" style:list-style-name="L6">
      <style:paragraph-properties fo:text-align="start" style:justify-single-word="false"/>
      <style:text-properties style:font-name="Liberation Sans" fo:font-size="14pt" fo:font-style="normal" fo:font-weight="normal" officeooo:rsid="0027b5cf" officeooo:paragraph-rsid="0027b5cf" style:font-size-asian="12.25pt" style:font-style-asian="normal" style:font-weight-asian="normal" style:font-size-complex="14pt" style:font-style-complex="normal" style:font-weight-complex="normal"/>
    </style:style>
    <style:style style:name="P85" style:family="paragraph" style:parent-style-name="Standard" style:list-style-name="L6">
      <style:paragraph-properties fo:text-align="start" style:justify-single-word="false"/>
      <style:text-properties style:font-name="Liberation Sans" fo:font-size="14pt" fo:font-style="normal" fo:font-weight="normal" officeooo:rsid="00281f30" officeooo:paragraph-rsid="00281f30" style:font-size-asian="12.25pt" style:font-style-asian="normal" style:font-weight-asian="normal" style:font-size-complex="14pt" style:font-style-complex="normal" style:font-weight-complex="normal"/>
    </style:style>
    <style:style style:name="P86" style:family="paragraph" style:parent-style-name="Standard" style:list-style-name="L6">
      <style:paragraph-properties fo:text-align="start" style:justify-single-word="false"/>
      <style:text-properties style:font-name="Liberation Sans" fo:font-size="14pt" fo:font-style="normal" fo:font-weight="normal" officeooo:rsid="0028ce1b" officeooo:paragraph-rsid="0028ce1b" style:font-size-asian="12.25pt" style:font-style-asian="normal" style:font-weight-asian="normal" style:font-size-complex="14pt" style:font-style-complex="normal" style:font-weight-complex="normal"/>
    </style:style>
    <style:style style:name="P87" style:family="paragraph" style:parent-style-name="Standard">
      <style:paragraph-properties fo:text-align="start" style:justify-single-word="false"/>
      <style:text-properties style:font-name="Liberation Sans" fo:font-size="14pt" fo:font-style="normal" fo:font-weight="normal" officeooo:rsid="0028ce1b" officeooo:paragraph-rsid="0028ce1b" style:font-size-asian="12.25pt" style:font-style-asian="normal" style:font-weight-asian="normal" style:font-size-complex="14pt" style:font-style-complex="normal" style:font-weight-complex="normal"/>
    </style:style>
    <style:style style:name="P88" style:family="paragraph" style:parent-style-name="Standard" style:list-style-name="L6">
      <style:paragraph-properties fo:text-align="start" style:justify-single-word="false"/>
      <style:text-properties style:font-name="Liberation Sans" fo:font-size="14pt" fo:font-style="normal" fo:font-weight="bold" officeooo:rsid="00278f25" officeooo:paragraph-rsid="00278f25" style:font-size-asian="12.25pt" style:font-style-asian="normal" style:font-weight-asian="bold" style:font-size-complex="14pt" style:font-style-complex="normal" style:font-weight-complex="bold"/>
    </style:style>
    <style:style style:name="P89" style:family="paragraph" style:parent-style-name="Standard" style:list-style-name="L5">
      <style:paragraph-properties fo:text-align="start" style:justify-single-word="false"/>
      <style:text-properties style:font-name="Liberation Sans" fo:font-size="14pt" fo:font-style="italic" fo:font-weight="bold" officeooo:rsid="00200058" officeooo:paragraph-rsid="00200058" style:font-size-asian="12.25pt" style:font-style-asian="italic" style:font-weight-asian="bold" style:font-size-complex="14pt" style:font-style-complex="italic" style:font-weight-complex="bold"/>
    </style:style>
    <style:style style:name="P90" style:family="paragraph" style:parent-style-name="Standard" style:list-style-name="L2">
      <style:paragraph-properties fo:text-align="start" style:justify-single-word="false"/>
      <style:text-properties officeooo:paragraph-rsid="001447b1"/>
    </style:style>
    <style:style style:name="P91" style:family="paragraph" style:parent-style-name="Standard" style:list-style-name="L2">
      <style:paragraph-properties fo:text-align="start" style:justify-single-word="false"/>
      <style:text-properties officeooo:rsid="001447b1" officeooo:paragraph-rsid="001447b1"/>
    </style:style>
    <style:style style:name="P92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Liberation Sans" fo:font-size="14pt" fo:font-style="normal" fo:font-weight="normal" officeooo:rsid="002a4b0a" officeooo:paragraph-rsid="0025cc44" style:font-size-asian="12.25pt" style:font-style-asian="normal" style:font-weight-asian="normal" style:font-size-complex="14pt" style:font-style-complex="normal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200058" style:font-style-asian="italic" style:font-style-complex="italic"/>
    </style:style>
    <style:style style:name="T3" style:family="text">
      <style:text-properties fo:font-style="italic" officeooo:rsid="002bc5b4" style:font-style-asian="italic" style:font-style-complex="italic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style="italic" fo:font-weight="bold" officeooo:rsid="002bc5b4" style:font-style-asian="italic" style:font-weight-asian="bold" style:font-style-complex="italic" style:font-weight-complex="bold"/>
    </style:style>
    <style:style style:name="T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officeooo:rsid="0011c8cc"/>
    </style:style>
    <style:style style:name="T8" style:family="text">
      <style:text-properties officeooo:rsid="0011f702"/>
    </style:style>
    <style:style style:name="T9" style:family="text">
      <style:text-properties style:font-name="Liberation Sans"/>
    </style:style>
    <style:style style:name="T10" style:family="text">
      <style:text-properties style:font-name="Liberation Sans" fo:font-size="14pt" fo:font-weight="normal" style:font-size-asian="12.25pt" style:font-weight-asian="normal" style:font-size-complex="14pt" style:font-weight-complex="normal"/>
    </style:style>
    <style:style style:name="T11" style:family="text">
      <style:text-properties style:font-name="Liberation Sans" fo:font-size="14pt" fo:font-weight="normal" officeooo:rsid="0010e8f2" style:font-size-asian="12.25pt" style:font-weight-asian="normal" style:font-size-complex="14pt" style:font-weight-complex="normal"/>
    </style:style>
    <style:style style:name="T12" style:family="text">
      <style:text-properties style:font-name="Liberation Sans" fo:font-size="14pt" fo:font-weight="normal" officeooo:rsid="001447b1" style:font-size-asian="12.25pt" style:font-weight-asian="normal" style:font-size-complex="14pt" style:font-weight-complex="normal"/>
    </style:style>
    <style:style style:name="T13" style:family="text"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T14" style:family="text">
      <style:text-properties style:font-name="Liberation Sans" fo:font-size="14pt" style:font-size-asian="12.25pt" style:font-size-complex="14pt"/>
    </style:style>
    <style:style style:name="T15" style:family="text">
      <style:text-properties style:font-name="Liberation Sans" fo:font-size="14pt" officeooo:rsid="001f504e" style:font-size-asian="12.25pt" style:font-size-complex="14pt"/>
    </style:style>
    <style:style style:name="T16" style:family="text">
      <style:text-properties style:font-name="Liberation Sans" fo:font-style="italic" style:font-style-asian="italic" style:font-style-complex="italic"/>
    </style:style>
    <style:style style:name="T17" style:family="text">
      <style:text-properties style:font-name="Liberation Sans" fo:font-style="italic" officeooo:rsid="001ed4bd" style:font-style-asian="italic" style:font-style-complex="italic"/>
    </style:style>
    <style:style style:name="T18" style:family="text">
      <style:text-properties style:font-name="Liberation Sans" fo:font-style="italic" fo:font-weight="normal" style:font-style-asian="italic" style:font-weight-asian="normal" style:font-style-complex="italic" style:font-weight-complex="normal"/>
    </style:style>
    <style:style style:name="T19" style:family="text">
      <style:text-properties style:font-name="Liberation Sans" fo:font-style="italic" fo:font-weight="normal" officeooo:rsid="001447b1" style:font-style-asian="italic" style:font-weight-asian="normal" style:font-style-complex="italic" style:font-weight-complex="normal"/>
    </style:style>
    <style:style style:name="T20" style:family="text">
      <style:text-properties style:font-name="Liberation Sans" fo:font-weight="normal" style:font-weight-asian="normal" style:font-weight-complex="normal"/>
    </style:style>
    <style:style style:name="T21" style:family="text">
      <style:text-properties style:font-name="Liberation Sans" fo:font-weight="normal" officeooo:rsid="0010e8f2" style:font-weight-asian="normal" style:font-weight-complex="normal"/>
    </style:style>
    <style:style style:name="T22" style:family="text">
      <style:text-properties style:font-name="Liberation Sans" fo:font-weight="normal" officeooo:rsid="001447b1" style:font-weight-asian="normal" style:font-weight-complex="normal"/>
    </style:style>
    <style:style style:name="T23" style:family="text">
      <style:text-properties style:font-name="Liberation Sans" fo:font-weight="normal" officeooo:rsid="0018e6a7" style:font-weight-asian="normal" style:font-weight-complex="normal"/>
    </style:style>
    <style:style style:name="T24" style:family="text">
      <style:text-properties style:font-name="Liberation Sans" fo:font-weight="normal" officeooo:rsid="001adf48" style:font-weight-asian="normal" style:font-weight-complex="normal"/>
    </style:style>
    <style:style style:name="T25" style:family="text">
      <style:text-properties style:font-name="Liberation Sans" officeooo:rsid="00158925"/>
    </style:style>
    <style:style style:name="T26" style:family="text">
      <style:text-properties style:font-name="Liberation Sans" officeooo:rsid="0016481a"/>
    </style:style>
    <style:style style:name="T27" style:family="text">
      <style:text-properties style:font-name="Liberation Sans" officeooo:rsid="0018072f"/>
    </style:style>
    <style:style style:name="T28" style:family="text">
      <style:text-properties style:font-name="Liberation Sans" officeooo:rsid="0018e6a7"/>
    </style:style>
    <style:style style:name="T29" style:family="text">
      <style:text-properties style:font-name="Liberation Sans" officeooo:rsid="001adf48"/>
    </style:style>
    <style:style style:name="T30" style:family="text">
      <style:text-properties fo:font-size="15pt" officeooo:rsid="0011f702" style:font-size-asian="15pt" style:font-size-complex="15pt"/>
    </style:style>
    <style:style style:name="T31" style:family="text">
      <style:text-properties fo:font-weight="normal" style:font-weight-asian="normal" style:font-weight-complex="normal"/>
    </style:style>
    <style:style style:name="T32" style:family="text">
      <style:text-properties fo:font-weight="normal" officeooo:rsid="00200058" style:font-weight-asian="normal" style:font-weight-complex="normal"/>
    </style:style>
    <style:style style:name="T33" style:family="text">
      <style:text-properties fo:font-weight="normal" officeooo:rsid="0023a8cd" style:font-weight-asian="normal" style:font-weight-complex="normal"/>
    </style:style>
    <style:style style:name="T34" style:family="text">
      <style:text-properties fo:font-weight="normal" officeooo:rsid="002bc5b4" style:font-weight-asian="normal" style:font-weight-complex="normal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font-weight="bold" officeooo:rsid="00200058" style:font-weight-asian="bold" style:font-weight-complex="bold"/>
    </style:style>
    <style:style style:name="T37" style:family="text">
      <style:text-properties fo:font-weight="bold" officeooo:rsid="002bc5b4" style:font-weight-asian="bold" style:font-weight-complex="bold"/>
    </style:style>
    <style:style style:name="T38" style:family="text">
      <style:text-properties officeooo:rsid="001447b1"/>
    </style:style>
    <style:style style:name="T39" style:family="text">
      <style:text-properties officeooo:rsid="00158925"/>
    </style:style>
    <style:style style:name="T40" style:family="text">
      <style:text-properties officeooo:rsid="0016481a"/>
    </style:style>
    <style:style style:name="T41" style:family="text">
      <style:text-properties officeooo:rsid="0018072f"/>
    </style:style>
    <style:style style:name="T42" style:family="text">
      <style:text-properties officeooo:rsid="001df6c6"/>
    </style:style>
    <style:style style:name="T43" style:family="text">
      <style:text-properties fo:font-size="14pt" fo:font-weight="normal" style:font-size-asian="14pt" style:font-weight-asian="normal" style:font-size-complex="14pt" style:font-weight-complex="normal"/>
    </style:style>
    <style:style style:name="T44" style:family="text">
      <style:text-properties fo:font-size="14pt" style:font-size-asian="14pt" style:font-size-complex="14pt"/>
    </style:style>
    <style:style style:name="T45" style:family="text">
      <style:text-properties fo:font-size="18pt" style:font-size-asian="18pt" style:font-size-complex="18pt"/>
    </style:style>
    <style:style style:name="T4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7" style:family="text">
      <style:text-properties officeooo:rsid="00200058"/>
    </style:style>
    <style:style style:name="T48" style:family="text">
      <style:text-properties officeooo:rsid="002185cf"/>
    </style:style>
    <style:style style:name="T49" style:family="text">
      <style:text-properties officeooo:rsid="00229ce6"/>
    </style:style>
    <style:style style:name="T50" style:family="text">
      <style:text-properties officeooo:rsid="0024d1bb"/>
    </style:style>
    <style:style style:name="T51" style:family="text">
      <style:text-properties officeooo:rsid="0027b5cf"/>
    </style:style>
    <style:style style:name="T52" style:family="text">
      <style:text-properties officeooo:rsid="00281f30"/>
    </style:style>
    <style:style style:name="T53" style:family="text">
      <style:text-properties officeooo:rsid="0028ce1b"/>
    </style:style>
    <style:style style:name="T54" style:family="text">
      <style:text-properties officeooo:rsid="002bc5b4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e a<text:span text:style-name="T1">Maze</text:span>ing game</text:p>
      <text:p text:style-name="P2"/>
      <text:p text:style-name="P3"/>
      <text:p text:style-name="P4">Descrizione:</text:p>
      <text:p text:style-name="P12">Il progetto consiste in un' interfaccia di gestione “Labirinti”.</text:p>
      <text:p text:style-name="P12">Con “Labirinto” si intende un' area rettangolare suddivisa in celle, ognuna delle quali può essere un Muro (Wall) o un Cammino (Way).</text:p>
      <text:p text:style-name="P12"/>
      <text:p text:style-name="P12">Le funzionalità attualmente implementate sono:</text:p>
      <text:list xml:id="list5063657335886979853" text:style-name="L1">
        <text:list-item>
          <text:p text:style-name="P71">Creazione Labirinto casuale o manuale.</text:p>
        </text:list-item>
        <text:list-item>
          <text:p text:style-name="P71">Lettura da file di un Labirinto salvato.</text:p>
        </text:list-item>
        <text:list-item>
          <text:p text:style-name="P71">Modifica colori di presentazione.</text:p>
        </text:list-item>
        <text:list-item>
          <text:p text:style-name="P71">Cancellazione Labirinto.</text:p>
        </text:list-item>
        <text:list-item>
          <text:p text:style-name="P71">Modifica interattiva Labirinto.</text:p>
        </text:list-item>
        <text:list-item>
          <text:p text:style-name="P71">Salvataggio su <text:span text:style-name="T7">file.</text:span></text:p>
        </text:list-item>
        <text:list-item>
          <text:p text:style-name="P73">Percorso minimo fra due punti.</text:p>
        </text:list-item>
        <text:list-item>
          <text:p text:style-name="P73">Giochi.</text:p>
        </text:list-item>
      </text:list>
      <text:p text:style-name="P7"/>
      <text:p text:style-name="P6">Manuale d'uso:</text:p>
      <text:p text:style-name="P5"><text:span text:style-name="T8"><text:tab/></text:span><text:span text:style-name="T30">Per iniziare:<text:tab/></text:span><text:span text:style-name="T8"><text:tab/><text:tab/><text:tab/><text:tab/><text:tab/>(Linux)</text:span></text:p>
      <text:p text:style-name="P13">Spostarsi nella directory contenente i file digitando sul terminale:</text:p>
      <text:p text:style-name="P24">cd PathNameDirectory</text:p>
      <text:p text:style-name="P14">[Opzionale] Se presente, compilare il file <text:span text:style-name="T1">build.c</text:span>. Questo fungerà da compilatore per il progetto per evitare di compilare manualmente.</text:p>
      <text:p text:style-name="P14">Per farlo digitare sul terminale:</text:p>
      <text:p text:style-name="P24">gcc -o Build build.c</text:p>
      <text:p text:style-name="P14"/>
      <text:p text:style-name="P14">Compilare dunque il codice mandando in esecuzione <text:span text:style-name="T1">Build</text:span>, se lo si ha creato, digitando sul terminale:</text:p>
      <text:p text:style-name="P24">./Build</text:p>
      <text:p text:style-name="P14">Oppure compilare manualmente digitando:</text:p>
      <text:p text:style-name="P33">gcc -o The_aMazeing_Game curse.c menu_engine.c game.c random.c main_lib.c code.c heap_queue.c display.c heap_structure.c parse.c maze.c priority_data.c -lm -lcurses</text:p>
      <text:p text:style-name="P19"/>
      <text:p text:style-name="P20">Sarà ora possibile utilizzare The_aMazeing_Game in qualsivoglia momento digitando:</text:p>
      <text:p text:style-name="P27">./The_aMazeing_Game</text:p>
      <text:p text:style-name="P20"/>
      <text:p text:style-name="P22">Utilizzo e funzionalità:</text:p>
      <text:p text:style-name="P25"><text:span text:style-name="T9">A seguito dell'avvio verrà chiesto all' utente di decidere con quali colori verranno mostrati muri(Wall) <text:s/>e cammini (Way) nel corso dell'esecuzione. Tale scelta non è definitiva ma sarà sempre possibile cambiare nel Menù. Questa funzione verrà analizzata più nel dettaglio nel paragrafo </text:span><text:span text:style-name="T16">Modifica Colori</text:span><text:span text:style-name="T9">.</text:span></text:p>
      <text:p text:style-name="P15"><text:soft-page-break/></text:p>
      <text:p text:style-name="P21">Il Menù.</text:p>
      <text:p text:style-name="P34"><text:span text:style-name="T20">Il Menù principale, o semplicemente Menù, conta attualmente 10 opzioni selezionabili</text:span><text:span text:style-name="T21">:</text:span></text:p>
      <text:list xml:id="list5767979846408604183" text:style-name="L2">
        <text:list-item>
          <text:list>
            <text:list-item>
              <text:p text:style-name="P90"><text:span text:style-name="T11"><text:s text:c="5"/>Creazione Labirinto </text:span><text:span text:style-name="T12">Random</text:span><text:span text:style-name="T11">.</text:span></text:p>
            </text:list-item>
            <text:list-item>
              <text:p text:style-name="P91"><text:span text:style-name="T11"><text:s text:c="5"/>C</text:span><text:span text:style-name="T10">reazione Manuale Labirinto.</text:span></text:p>
            </text:list-item>
            <text:list-item>
              <text:p text:style-name="P72"><text:s text:c="5"/>Lettura da file di un Labirinto salvato.</text:p>
            </text:list-item>
            <text:list-item>
              <text:p text:style-name="P72"><text:s text:c="5"/>Modifica colori di presentazione.</text:p>
            </text:list-item>
            <text:list-item>
              <text:p text:style-name="P72"><text:s text:c="9"/>Cancellazione Labirinto.</text:p>
            </text:list-item>
            <text:list-item>
              <text:p text:style-name="P72"><text:s text:c="9"/>Modifica interattiva Labirinto.</text:p>
            </text:list-item>
            <text:list-item>
              <text:p text:style-name="P72">Salvataggio su <text:span text:style-name="T7">file.</text:span></text:p>
            </text:list-item>
            <text:list-item>
              <text:p text:style-name="P74">Percorso minimo fra due punti <text:span text:style-name="T38">usando BFS</text:span>.</text:p>
            </text:list-item>
            <text:list-item>
              <text:p text:style-name="P74"><text:s text:c="9"/>Percorso minimo fra due punti <text:span text:style-name="T38">usando A*</text:span>.</text:p>
            </text:list-item>
            <text:list-item>
              <text:p text:style-name="P75"><text:s text:c="9"/>Giochi</text:p>
            </text:list-item>
          </text:list>
        </text:list-item>
      </text:list>
      <text:p text:style-name="P34"><text:span text:style-name="T22">C</text:span><text:span text:style-name="T20">iononostante solo </text:span><text:span text:style-name="T22">le prime </text:span><text:span text:style-name="T20">4 di queste vengono </text:span><text:span text:style-name="T22">visualizzate se non vi sono labirinti nella </text:span><text:span text:style-name="T19">Lista</text:span><text:span text:style-name="T22">.</text:span></text:p>
      <text:p text:style-name="P36"><text:span text:style-name="T22">L</text:span><text:span text:style-name="T20">e altre opzioni richiedono, prima di svolgere il proprio incarico, su quale dei labirinti si desidera operare; questo se v'è più di un labirinto; per ulteriori informazioni vedi </text:span><text:span text:style-name="T18">Scegliere il Labirinto</text:span><text:span text:style-name="T20">.</text:span></text:p>
      <text:p text:style-name="P35"><text:span text:style-name="T20">La </text:span><text:span text:style-name="T18">Lista</text:span><text:span text:style-name="T20"> è un insieme contenente tutti i labirinti generati nel corso dell' esecuzione.</text:span></text:p>
      <text:p text:style-name="P56">Per mantenerla nell' ordine in cui questi sono stati generati, gli elementi vengono solitamente inseriti in coda. È tuttavia possibile inserire in testa per incrementare le prestazioni premendo Ctrl+d nel Menù.</text:p>
      <text:p text:style-name="P16"/>
      <text:p text:style-name="P30"><text:span text:style-name="T27">Muoversi nei Menù</text:span><text:span text:style-name="T9">.</text:span></text:p>
      <text:p text:style-name="P58">Sia il Menù principale che il Menù dei giochi sono strutturati come un elenco verticale di opzioni.</text:p>
      <text:p text:style-name="P36"><text:span text:style-name="T20">È possibile dunque muoversi fra queste usando le frecce; </text:span><text:span text:style-name="T23">è inoltre possibile saltare all'ultima o prima opzione con i tasti INIZIO e FINE.</text:span></text:p>
      <text:p text:style-name="P60">Se è possibile accedere al Menù dei giochi, il tasto Pag Successiva permette di accedervi direttamente; viceversa Pag Precedente permette di tornare al Principale.</text:p>
      <text:p text:style-name="P17"/>
      <text:p text:style-name="P31"><text:span text:style-name="T27">Muoversi ne</text:span><text:span text:style-name="T28">l Labirinto</text:span><text:span text:style-name="T9">.</text:span></text:p>
      <text:p text:style-name="P60">Muoversi nel Labirinto è abbastanza intuitivo:</text:p>
      <text:p text:style-name="P60">Si usano le frecce o i tasti 'w''a''s''d' per spostarsi nelle rispettive direzioni.</text:p>
      <text:p text:style-name="P60">I tasti INIZIO <text:s/>e FINE permettono di saltare all'inizio o alla fine di una riga; mentre Pagina Precedente e Succesiva all'inizio o fine di una colonna.</text:p>
      <text:p text:style-name="P37"><text:span text:style-name="T20">Premendo Ctrl+INIZIO o Ctrl+FINE sposterà il cursore rispettivamente nell'angolo in alto a sinistra e in basso a destra </text:span><text:soft-page-break/><text:span text:style-name="T20">del labirinto.</text:span></text:p>
      <text:p text:style-name="P60">Infine i tasti TAB e MAIUSC TAB permettono di spostarsi a destra e sinistra su una riga di più celle alla volta.</text:p>
      <text:p text:style-name="P60"/>
      <text:p text:style-name="P60">Premere INVIO seleziona una cella mentre ESC permette di uscire.</text:p>
      <text:p text:style-name="P60"/>
      <text:p text:style-name="P60">Quando si trova su un Muro il cursore assume il simbolo &lt;&gt; mentre sui cammini assume il simbolo –.</text:p>
      <text:p text:style-name="P17"/>
      <text:p text:style-name="P31"><text:span text:style-name="T28">Scegliere il Labirinto</text:span><text:span text:style-name="T9">.</text:span></text:p>
      <text:p text:style-name="P37"><text:span text:style-name="T20">La scelta del Labirinto dalla lista </text:span><text:span text:style-name="T24">è gestita da un elenco orizzontale di indici numerici sui quali è possibile spostarsi con le frecce o con i tasti INIZIO e FINE. INVIO seleziona il labirinto che si sta attualmente osservando e ESC permette di annullare e tornare dietro.</text:span></text:p>
      <text:p text:style-name="P61">Quando ci si muove fra gli indici viene visualizzato il labirinto in questione.</text:p>
      <text:p text:style-name="P16"/>
      <text:p text:style-name="P30"><text:span text:style-name="T25">Generazione Random</text:span><text:span text:style-name="T9">.</text:span></text:p>
      <text:p text:style-name="P56">La generazione random di Labirinti richiede delle direttive, quali nell' ordine:</text:p>
      <text:list xml:id="list4164534029033046659" text:style-name="L3">
        <text:list-item>
          <text:p text:style-name="P76">Numero <text:span text:style-name="T1">logico</text:span> di righe<text:tab/><text:tab/><text:tab/><text:tab/><text:tab/>(positivo)</text:p>
        </text:list-item>
        <text:list-item>
          <text:p text:style-name="P76">Numero <text:span text:style-name="T1">logico</text:span> di colonne<text:tab/><text:tab/><text:tab/><text:tab/>(positivo)</text:p>
        </text:list-item>
        <text:list-item>
          <text:p text:style-name="P76">Algoritmo desiderato tra Prim e Reverse Delete<text:tab/>(0/1)</text:p>
        </text:list-item>
        <text:list-item>
          <text:p text:style-name="P76">Visualizzazione dei Passaggi<text:tab/><text:tab/><text:tab/><text:tab/>(0/1)</text:p>
        </text:list-item>
        <text:list-item>
          <text:p text:style-name="P76">Probabilità di abbattere un muro di un vicolo cieco<text:tab/>[0..100]</text:p>
          <text:list>
            <text:list-item>
              <text:p text:style-name="P76">Muri abbattuti al più per ogni vicolo cieco.<text:tab/> <text:s text:c="4"/>[0..3]</text:p>
            </text:list-item>
          </text:list>
        </text:list-item>
      </text:list>
      <text:p text:style-name="P8"/>
      <text:p text:style-name="P54">La parola “<text:span text:style-name="T1">logico”</text:span> sta a indicare che tale numero verrà raddoppiato nel corso della generazione del labirinto.</text:p>
      <text:p text:style-name="P54">Selezionare una Probabilità pari a 0 al quinto punto farà saltare il punto 6.</text:p>
      <text:p text:style-name="P54">L' inserimento, sia qui che negli altri punti del progetto, di campi fuori dal dominio non permette di continuare e stampa per breve tempo un messaggio d'errore.</text:p>
      <text:p text:style-name="P54">La visualizzazione dei passaggi verrà trattata indipendentemente in seguito.</text:p>
      <text:p text:style-name="P54"/>
      <text:p text:style-name="P54"/>
      <text:p text:style-name="P28"><text:span text:style-name="T25">Creazione Manuale</text:span><text:span text:style-name="T9">.</text:span></text:p>
      <text:p text:style-name="P54">La generazione <text:span text:style-name="T40">manuale</text:span> di Labirinti richiede delle direttive, quali nell' ordine:</text:p>
      <text:list xml:id="list190122620606698" text:continue-numbering="true" text:style-name="L3">
        <text:list-item>
          <text:p text:style-name="P76">Numero di righe<text:tab/><text:tab/><text:tab/><text:tab/><text:tab/>(positivo)</text:p>
        </text:list-item>
        <text:list-item>
          <text:p text:style-name="P76"><text:soft-page-break/>Numero di colonne<text:tab/><text:tab/><text:tab/><text:tab/>(positivo)</text:p>
        </text:list-item>
        <text:list-item>
          <text:p text:style-name="P76"><text:span text:style-name="T40">Inizializzazione come Griglia<text:tab/><text:tab/><text:tab/><text:tab/></text:span><text:tab/>(0/1)</text:p>
          <text:list>
            <text:list-header>
              <text:p text:style-name="P79">(Se si)</text:p>
            </text:list-header>
            <text:list-item>
              <text:p text:style-name="P77"><text:span text:style-name="T40">Griglia inizialmente aperta o chiusa</text:span><text:tab/><text:tab/> <text:s text:c="3"/>(0/1)</text:p>
              <text:p text:style-name="P79">(Se no)</text:p>
            </text:list-item>
            <text:list-item>
              <text:p text:style-name="P79">Riempire con Mura o <text:span text:style-name="T41">C</text:span>ammini<text:tab/><text:tab/><text:tab/> <text:s text:c="3"/>(0/1)</text:p>
            </text:list-item>
          </text:list>
        </text:list-item>
      </text:list>
      <text:p text:style-name="P8"/>
      <text:p text:style-name="P54">L<text:span text:style-name="T40">'opzione</text:span> <text:span text:style-name="T40">Griglia</text:span> raddoppia <text:span text:style-name="T40">le dimensioni</text:span>.</text:p>
      <text:p text:style-name="P54"><text:span text:style-name="T40">Per griglia aperta s'intende un reticolo di cammini, con chiusa un reticolo di Mura</text:span>.</text:p>
      <text:p text:style-name="P54"/>
      <text:p text:style-name="P57">A seguito della generazione iniziale, l'utente può modificare interattivamente il Labirinto, vedi <text:span text:style-name="T1">Modifica Interattiva.</text:span></text:p>
      <text:p text:style-name="P55"/>
      <text:p text:style-name="P29"><text:span text:style-name="T26">Lettura e Scrittua da/su File</text:span><text:span text:style-name="T9">.</text:span></text:p>
      <text:p text:style-name="P57">La lettura da file richiede un che vi sia un labirinto salvato.</text:p>
      <text:p text:style-name="P55"><text:span text:style-name="T40">Verrà chiesto all'utente il nome di un file; in caso di caricamento, se il file</text:span> <text:span text:style-name="T40">esiste, viene letto e salvato il labirinto.</text:span></text:p>
      <text:p text:style-name="P57">In caso di Scrittura viene automaticamente generato il file.</text:p>
      <text:p text:style-name="P55"/>
      <text:p text:style-name="P29"><text:span text:style-name="T26">Modifica Colori</text:span><text:span text:style-name="T9">.</text:span></text:p>
      <text:p text:style-name="P58">La Modifica dei colori di presentazione richiede di scegliere un colore, identificato da un numero da 0 a 7 per le Mura, ed un colore <text:span text:style-name="T35">differente</text:span> per i cammini.</text:p>
      <text:p text:style-name="P58"/>
      <text:p text:style-name="P58">Sono sconsigliati come colori il Bianco e il Nero.</text:p>
      <text:p text:style-name="P58"/>
      <text:p text:style-name="P58">Automaticamente verranno selezionati a caso altri due colori differenti per ulteriori stampe sul labirinto.</text:p>
      <text:p text:style-name="P56"/>
      <text:p text:style-name="P30"><text:span text:style-name="T27">Cancellazione Labirinto</text:span><text:span text:style-name="T9">.</text:span></text:p>
      <text:p text:style-name="P58">La memoria allocata dal Labirinto viene rimossa e questo viene cancellato dalla Lista.</text:p>
      <text:p text:style-name="P56"/>
      <text:p text:style-name="P30"><text:span text:style-name="T27">Modifica Interattiva</text:span><text:span text:style-name="T9">.</text:span></text:p>
      <text:p text:style-name="P58">La Modifica interattiva di un Labirinto permette di muoversi su di esso e di selezionare con SPAZIO o INVIO la cella sulla quale ci si trova e di invertirne il contenuto (Muro/Cammino).</text:p>
      <text:p text:style-name="P58">Per ulteriori informazioni vedere <text:span text:style-name="T1">Muoversi sul Labirinto</text:span>.</text:p>
      <text:p text:style-name="P56"/>
      <text:p text:style-name="P30"><text:span text:style-name="T27">BFS</text:span><text:span text:style-name="T9">.</text:span></text:p>
      <text:p text:style-name="P58">La ricerca di un percorso minimo usando BFS richiede alcune <text:span text:style-name="T39">direttive, quali nell' ordine:</text:span></text:p>
      <text:list xml:id="list190122957706695" text:continue-numbering="true" text:style-name="L3">
        <text:list-item>
          <text:p text:style-name="P78"><text:span text:style-name="T41">Cella di partenza</text:span><text:tab/></text:p>
        </text:list-item>
        <text:list-item>
          <text:p text:style-name="P80"><text:soft-page-break/>Cella di arrivo</text:p>
        </text:list-item>
        <text:list-item>
          <text:p text:style-name="P80">Visualizzazione passaggi</text:p>
        </text:list-item>
      </text:list>
      <text:p text:style-name="P9"/>
      <text:p text:style-name="P58">Al termine della visita verrà visualizzato il percorso trovato seguito da un personaggio.</text:p>
      <text:p text:style-name="P56"/>
      <text:p text:style-name="P30"><text:span text:style-name="T27">A Star</text:span><text:span text:style-name="T9">.</text:span></text:p>
      <text:p text:style-name="P58">La ricerca di un percorso minimo usando A Star richiede alcune <text:span text:style-name="T39">direttive, quali nell' ordine:</text:span></text:p>
      <text:list xml:id="list190123022446667" text:continue-numbering="true" text:style-name="L3">
        <text:list-item>
          <text:p text:style-name="P78"><text:span text:style-name="T41">Cella di partenza</text:span><text:tab/></text:p>
        </text:list-item>
        <text:list-item>
          <text:p text:style-name="P80">Cella di arrivo</text:p>
        </text:list-item>
        <text:list-item>
          <text:p text:style-name="P80">Euristica tra Euclide e Manhattan<text:tab/><text:tab/><text:tab/><text:tab/>(0/1)</text:p>
        </text:list-item>
        <text:list-item>
          <text:p text:style-name="P80">Applicazione toroidale dell'euristica scelta<text:tab/><text:tab/>(0/1)</text:p>
        </text:list-item>
        <text:list-item>
          <text:p text:style-name="P80">Visualizzazione passaggi</text:p>
        </text:list-item>
      </text:list>
      <text:p text:style-name="P9"/>
      <text:p text:style-name="P59">Al termine della visita verrà visualizzato il percorso trovato seguito da un personaggio.</text:p>
      <text:p text:style-name="P18"/>
      <text:p text:style-name="P32"><text:span text:style-name="T29">Visualizzazione dei Passaggi</text:span><text:span text:style-name="T9">.</text:span></text:p>
      <text:p text:style-name="P61">La visualizzazione dei passaggi permette di vedere le celle analizzate da una visita o le fase intermedie della generazione random di un labirinto.</text:p>
      <text:p text:style-name="P61">È possibile aumentare o diminuire la velocità di presentazione dei passaggi con le frecce sinistra (rallenta) e destra(accelera).</text:p>
      <text:p text:style-name="P61">Premere spazio per saltare alla fine.</text:p>
      <text:p text:style-name="P38"><text:span text:style-name="T9">N.B.: </text:span><text:span text:style-name="T20">Tenere premuto una di queste frecce potrebbe rendere la velocità di presentazione non modificabile per un po'.</text:span></text:p>
      <text:p text:style-name="P18"/>
      <text:p text:style-name="P32"><text:span text:style-name="T29">Standard Game</text:span><text:span text:style-name="T9">.</text:span></text:p>
      <text:p text:style-name="P38"><text:span text:style-name="T20">Il primo gioco presente è </text:span><text:span text:style-name="T18">Standard Game</text:span><text:span text:style-name="T20">.</text:span></text:p>
      <text:p text:style-name="P61">Le meccaniche sono molto intuitive: L'utente decide se scegliere o meno la cella di partenza e di arrivo (e nel caso le sceglie); e in seguito dovrà muoversi nel labirinto un passo alla volta per raggiungere la sua destinzazione.</text:p>
      <text:p text:style-name="P61">Al termine del gioco verrà mostrato il percorso seguito dall'utente.</text:p>
      <text:p text:style-name="P18"/>
      <text:p text:style-name="P32"><text:span text:style-name="T29">Blind Game</text:span><text:span text:style-name="T9">.</text:span></text:p>
      <text:p text:style-name="P38"><text:span text:style-name="T20">Il secondo gioco presente è </text:span><text:span text:style-name="T18">Blind Game</text:span><text:span text:style-name="T20">.</text:span></text:p>
      <text:p text:style-name="P61">Come prima l'utente decide se scegliere o meno la cella di partenza e di arrivo (e nel caso le sceglie).</text:p>
      <text:p text:style-name="P61">Qui dovrà scegliere anche se nascondere nel labirinto delle torce da accendere o meno; in caso di risposta affermativa viene domandata all'utente la difficoltà desiderata da 1 a 5.</text:p>
      <text:p text:style-name="P38"><text:span text:style-name="T20">In questa modalità il giocatore dovrà raggiungere la sua </text:span><text:soft-page-break/><text:span text:style-name="T20">destinazione potendo vedere solo poche celle attorno a se e qualcuna di fronte. Passando su una torica la si può accendere premendo SPAZIO.</text:span></text:p>
      <text:p text:style-name="P18"/>
      <text:p text:style-name="P32"><text:span text:style-name="T29">Guard Game</text:span><text:span text:style-name="T9">.</text:span></text:p>
      <text:p text:style-name="P38"><text:span text:style-name="T20">Il terzo gioco presente è Guard </text:span><text:span text:style-name="T18">Game</text:span><text:span text:style-name="T20">.</text:span></text:p>
      <text:p text:style-name="P61">Come prima l'utente decide se scegliere o meno la cella di partenza (e nel caso la sceglie).</text:p>
      <text:p text:style-name="P61">Viene sempre domandata all'utente la difficoltà desiderata da 1 a 5.</text:p>
      <text:p text:style-name="P61">In questa modalità il giocatore dovrà raccogliere delle monete @ sparse per la mappa, badando attenzione a non farsi catturare dalle guardie.</text:p>
      <text:p text:style-name="P61">Queste hanno un breve raggio di visione attorno a loro ma salendo di difficoltà diverranno sempre più efficienti.</text:p>
      <text:p text:style-name="P61">Per difendersi dalle guardie si dispone di 2 oggetti:</text:p>
      <text:p text:style-name="P61">Drill Ammo: Un proiettile utilizzato per distruggere i muri, o impropriamente per distruggere guardie.</text:p>
      <text:p text:style-name="P61">Ghost Walk: Un incantesimo che permette all'utente di passare attraverso un muro per poi disattivarsi.</text:p>
      <text:p text:style-name="P61"/>
      <text:p text:style-name="P61">Essendo questa modalità più complessa regole e istruzioni vengono mostrati prima dell'inizio di ogni partita; <text:span text:style-name="T54">in questa fase è possibile modificare alcuni parametri di gioco digitando da tastiera </text:span><text:span text:style-name="T37">~</text:span><text:span text:style-name="T54">.</text:span></text:p>
      <text:p text:style-name="P61"/>
      <text:p text:style-name="P61">I movimenti del giocatore qui sono continui, per fermarsi premere SPAZIO.</text:p>
      <text:p text:style-name="P61"/>
      <text:p text:style-name="P45">Nel dettaglio <text:span text:style-name="T42">(I Comandi)</text:span><text:span text:style-name="T31">.</text:span></text:p>
      <text:p text:style-name="P42"><text:span text:style-name="T10">Muovi il personaggio con </text:span><text:span text:style-name="T45">←↓↑→</text:span><text:span text:style-name="T10">.</text:span></text:p>
      <text:p text:style-name="P42"><text:span text:style-name="T13">Ferma e volta il personaggio con (</text:span><text:span text:style-name="T44">Ctrl</text:span><text:span text:style-name="T43">/</text:span><text:span text:style-name="T44">Alt</text:span><text:span text:style-name="T43">/</text:span><text:span text:style-name="T44">Maiusc</text:span><text:span text:style-name="T13">)+</text:span><text:span text:style-name="T45">←↓↑→</text:span><text:span text:style-name="T10">.</text:span></text:p>
      <text:p text:style-name="P42"><text:span text:style-name="T10">Fai fuoco di fronte a te con </text:span><text:span text:style-name="T45">F</text:span><text:span text:style-name="T10"> o </text:span><text:span text:style-name="T45">Z</text:span><text:span text:style-name="T10">.</text:span></text:p>
      <text:p text:style-name="P42"><text:span text:style-name="T10">Indirizza un Drill Ammo con </text:span><text:span text:style-name="T45">W</text:span><text:span text:style-name="T10">,</text:span><text:span text:style-name="T45">A</text:span><text:span text:style-name="T10">,</text:span><text:span text:style-name="T45">S</text:span><text:span text:style-name="T10"> e </text:span><text:span text:style-name="T45">D</text:span><text:span text:style-name="T10">.</text:span></text:p>
      <text:p text:style-name="P42"><text:span text:style-name="T10">Passa in modalità ghost con </text:span><text:span text:style-name="T45">G</text:span><text:span text:style-name="T10"> o </text:span><text:span text:style-name="T45">X</text:span><text:span text:style-name="T10">.</text:span></text:p>
      <text:p text:style-name="P42"><text:span text:style-name="T10">Premi </text:span><text:span text:style-name="T45">SPAZIO</text:span><text:span text:style-name="T10"> per fermarti.</text:span></text:p>
      <text:p text:style-name="P42"><text:span text:style-name="T10">Premi </text:span><text:span text:style-name="T45">ESC</text:span><text:span text:style-name="T10"> per arrenderti.</text:span></text:p>
      <text:p text:style-name="P62"/>
      <text:p text:style-name="P46">Nel dettaglio <text:span text:style-name="T42">(Difficoltà)</text:span><text:span text:style-name="T31">.</text:span></text:p>
      <text:p text:style-name="P39"><text:span text:style-name="T20">Data la difficoltà </text:span><text:span text:style-name="T16">d</text:span><text:span text:style-name="T20"> e il numero di celle Way </text:span><text:span text:style-name="T17">W</text:span><text:span text:style-name="T20"> del Labirinto <text:s/>il numero di nemici </text:span><text:span text:style-name="T16">e</text:span><text:span text:style-name="T20"> nella mappa è pari a:</text:span></text:p>
      <text:p text:style-name="P69"><draw:frame draw:style-name="fr1" draw:name="Oggetto1" text:anchor-type="as-char" svg:y="-0.623cm" svg:width="3.254cm" svg:height="1.002cm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p>
      <text:p text:style-name="P67"><text:soft-page-break/></text:p>
      <text:p text:style-name="P67"/>
      <text:p text:style-name="P40"><text:span text:style-name="T20">Mentre il numero di armi </text:span><text:span text:style-name="T16">w </text:span><text:span text:style-name="T20">è calcolato come:</text:span></text:p>
      <text:p text:style-name="P43"><draw:frame draw:style-name="fr1" draw:name="Oggetto2" text:anchor-type="as-char" svg:y="-0.623cm" svg:width="3.882cm" svg:height="1.002cm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p>
      <text:p text:style-name="P67"/>
      <text:p text:style-name="P40"><text:span text:style-name="T20">Infine il numero di monete </text:span><text:span text:style-name="T16">c </text:span><text:span text:style-name="T20">è calcolato come:</text:span></text:p>
      <text:p text:style-name="P43"><text:span text:style-name="T14"><draw:frame draw:style-name="fr1" draw:name="Oggetto3" text:anchor-type="as-char" svg:y="-0.623cm" svg:width="1.776cm" svg:height="1.002cm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14"> </text:span><text:span text:style-name="T15">se </text:span><text:span text:style-name="T15"><draw:frame draw:style-name="fr1" draw:name="Oggetto4" text:anchor-type="as-char" svg:y="-0.377cm" svg:width="1.012cm" svg:height="0.467cm" draw:z-index="3"><draw:object xlink:href="./Object 4" xlink:type="simple" xlink:show="embed" xlink:actuate="onLoad"/><draw:image xlink:href="./ObjectReplacements/Object 4" xlink:type="simple" xlink:show="embed" xlink:actuate="onLoad"/></draw:frame></text:span></text:p>
      <text:p text:style-name="P44"><text:span text:style-name="T9"><draw:frame draw:style-name="fr1" draw:name="Oggetto5" text:anchor-type="as-char" svg:y="-0.377cm" svg:width="2.402cm" svg:height="0.469cm" draw:z-index="4"><draw:object xlink:href="./Object 5" xlink:type="simple" xlink:show="embed" xlink:actuate="onLoad"/><draw:image xlink:href="./ObjectReplacements/Object 5" xlink:type="simple" xlink:show="embed" xlink:actuate="onLoad"/><svg:desc>formula</svg:desc></draw:frame></text:span><text:span text:style-name="T14"> </text:span><text:span text:style-name="T15">se </text:span><text:span text:style-name="T15"><draw:frame draw:style-name="fr1" draw:name="Oggetto6" text:anchor-type="as-char" svg:y="-0.377cm" svg:width="1.012cm" svg:height="0.469cm" draw:z-index="5"><draw:object xlink:href="./Object 6" xlink:type="simple" xlink:show="embed" xlink:actuate="onLoad"/><draw:image xlink:href="./ObjectReplacements/Object 6" xlink:type="simple" xlink:show="embed" xlink:actuate="onLoad"/><svg:desc>formula</svg:desc></draw:frame></text:span></text:p>
      <text:p text:style-name="P41"><text:span text:style-name="T20">Tuttavia se arrivati <text:s/>a questo punto dovesse risulatare </text:span><text:span text:style-name="T20"><draw:frame draw:style-name="fr1" draw:name="Oggetto8" text:anchor-type="as-char" svg:y="-0.377cm" svg:width="1.773cm" svg:height="0.467cm" draw:z-index="6"><draw:object xlink:href="./Object 8" xlink:type="simple" xlink:show="embed" xlink:actuate="onLoad"/><draw:image xlink:href="./ObjectReplacements/Object 8" xlink:type="simple" xlink:show="embed" xlink:actuate="onLoad"/></draw:frame></text:span></text:p>
      <text:p text:style-name="P70"><draw:frame draw:style-name="fr1" draw:name="Oggetto7" text:anchor-type="as-char" svg:y="-0.377cm" svg:width="2.434cm" svg:height="0.469cm" draw:z-index="7"><draw:object xlink:href="./Object 7" xlink:type="simple" xlink:show="embed" xlink:actuate="onLoad"/><draw:image xlink:href="./ObjectReplacements/Object 7" xlink:type="simple" xlink:show="embed" xlink:actuate="onLoad"/><svg:desc>formula</svg:desc></draw:frame></text:p>
      <text:p text:style-name="P70"/>
      <text:p text:style-name="P63">L' inizializzazione del gioco si interrompe se <draw:frame draw:style-name="fr1" draw:name="Oggetto9" text:anchor-type="as-char" svg:y="-0.386cm" svg:width="2.208cm" svg:height="0.506cm" draw:z-index="8"><draw:object xlink:href="./Object 9" xlink:type="simple" xlink:show="embed" xlink:actuate="onLoad"/><draw:image xlink:href="./ObjectReplacements/Object 9" xlink:type="simple" xlink:show="embed" xlink:actuate="onLoad"/></draw:frame></text:p>
      <text:p text:style-name="P63"/>
      <text:p text:style-name="P63">Differenze più palesi sono invece nel comportamento delle guardie. <text:span text:style-name="T47">In generale Se una guardia vede il giocatore o ha un' ultima posizione nota del giocatore insegue con l'algoritmo </text:span><text:span text:style-name="T36">A*</text:span><text:span text:style-name="T47"> seguendo comportamenti diversi se si tratta di</text:span></text:p>
      <text:list xml:id="list6023266337383236789" text:style-name="L4">
        <text:list-item>
          <text:p text:style-name="P81">Giocatore nel raggio di visione. <text:span text:style-name="T4">S</text:span></text:p>
        </text:list-item>
        <text:list-item>
          <text:p text:style-name="P81">Notificata presenza del giocatore. <text:span text:style-name="T4">N</text:span></text:p>
        </text:list-item>
        <text:list-item>
          <text:p text:style-name="P81">Perso di vista il giocatore. <text:span text:style-name="T4">L</text:span></text:p>
        </text:list-item>
      </text:list>
      <text:p text:style-name="P11"/>
      <text:p text:style-name="P64">In futuro mi riferiro alle euristiche come</text:p>
      <text:list xml:id="list7065310530571146554" text:style-name="L5">
        <text:list-item>
          <text:p text:style-name="P89">E<text:span text:style-name="T46"> Euclidea; </text:span>ET<text:span text:style-name="T46"> Euclidea Toroidale</text:span></text:p>
        </text:list-item>
        <text:list-item>
          <text:p text:style-name="P89">M<text:span text:style-name="T46"> Manhattan; </text:span>MT<text:span text:style-name="T46"> Manhattan Toroidale</text:span></text:p>
        </text:list-item>
      </text:list>
      <text:p text:style-name="P10"><text:tab/><text:tab/></text:p>
      <text:p text:style-name="P64"><text:span text:style-name="T48">Indicherò</text:span> inoltre a <draw:frame draw:style-name="fr1" draw:name="Oggetto10" text:anchor-type="as-char" svg:y="-0.386cm" svg:width="2.115cm" svg:height="0.506cm" draw:z-index="9"><draw:object xlink:href="./Object 10" xlink:type="simple" xlink:show="embed" xlink:actuate="onLoad"/><draw:image xlink:href="./ObjectReplacements/Object 10" xlink:type="simple" xlink:show="embed" xlink:actuate="onLoad"/></draw:frame><text:span text:style-name="T48">con </text:span><text:span text:style-name="T48"><draw:frame draw:style-name="fr1" draw:name="Oggetto11" text:anchor-type="as-char" svg:y="-0.377cm" svg:width="5.904cm" svg:height="0.492cm" draw:z-index="10"><draw:object xlink:href="./Object 11" xlink:type="simple" xlink:show="embed" xlink:actuate="onLoad"/><draw:image xlink:href="./ObjectReplacements/Object 11" xlink:type="simple" xlink:show="embed" xlink:actuate="onLoad"/></draw:frame></text:span><text:span text:style-name="T48">per dire quale euristica seguono le guardie in un tipo di inseguimento. In generale vale </text:span><text:span text:style-name="T48"><draw:frame draw:style-name="fr1" draw:name="Oggetto13" text:anchor-type="as-char" svg:y="-0.386cm" svg:width="2.425cm" svg:height="0.51cm" draw:z-index="11"><draw:object xlink:href="./Object 13" xlink:type="simple" xlink:show="embed" xlink:actuate="onLoad"/><draw:image xlink:href="./ObjectReplacements/Object 13" xlink:type="simple" xlink:show="embed" xlink:actuate="onLoad"/><svg:desc>formula</svg:desc></draw:frame></text:span><text:span text:style-name="T48">.</text:span></text:p>
      <text:p text:style-name="P63"/>
      <text:p text:style-name="P48">(Difficoltà 1)</text:p>
      <text:p text:style-name="P65">La ghost Mode rende invisibile alle guardie.</text:p>
      <text:p text:style-name="P65"><draw:frame draw:style-name="fr1" draw:name="Oggetto12" text:anchor-type="as-char" svg:y="-0.386cm" svg:width="2.298cm" svg:height="0.51cm" draw:z-index="12"><draw:object xlink:href="./Object 12" xlink:type="simple" xlink:show="embed" xlink:actuate="onLoad"/><draw:image xlink:href="./ObjectReplacements/Object 12" xlink:type="simple" xlink:show="embed" xlink:actuate="onLoad"/><svg:desc>formula</svg:desc></draw:frame></text:p>
      <text:p text:style-name="P48">(Difficoltà <text:span text:style-name="T49">2</text:span>)</text:p>
      <text:p text:style-name="P65"><draw:frame draw:style-name="fr1" draw:name="Oggetto14" text:anchor-type="as-char" svg:y="-0.386cm" svg:width="2.298cm" svg:height="0.51cm" draw:z-index="13"><draw:object xlink:href="./Object 14" xlink:type="simple" xlink:show="embed" xlink:actuate="onLoad"/><draw:image xlink:href="./ObjectReplacements/Object 14" xlink:type="simple" xlink:show="embed" xlink:actuate="onLoad"/><svg:desc>formula</svg:desc></draw:frame></text:p>
      <text:p text:style-name="P51">(Difficoltà 3+)</text:p>
      <text:p text:style-name="P49"><text:span text:style-name="T32"><text:s/>Se una guardia vede il giocatore notifica tutte le successive nella lista. </text:span><text:span text:style-name="T32"><draw:frame draw:style-name="fr1" draw:name="Oggetto15" text:anchor-type="as-char" svg:y="-0.386cm" svg:width="2.178cm" svg:height="0.51cm" draw:z-index="14"><draw:object xlink:href="./Object 15" xlink:type="simple" xlink:show="embed" xlink:actuate="onLoad"/><draw:image xlink:href="./ObjectReplacements/Object 15" xlink:type="simple" xlink:show="embed" xlink:actuate="onLoad"/><svg:desc>formula</svg:desc></draw:frame></text:span><text:span text:style-name="T32">; </text:span><text:span text:style-name="T32"><draw:frame draw:style-name="fr1" draw:name="Oggetto16" text:anchor-type="as-char" svg:y="-0.386cm" svg:width="2.383cm" svg:height="0.51cm" draw:z-index="15"><draw:object xlink:href="./Object 16" xlink:type="simple" xlink:show="embed" xlink:actuate="onLoad"/><draw:image xlink:href="./ObjectReplacements/Object 16" xlink:type="simple" xlink:show="embed" xlink:actuate="onLoad"/><svg:desc>formula</svg:desc></draw:frame></text:span></text:p>
      <text:p text:style-name="P52">(Difficoltà 4+)</text:p>
      <text:p text:style-name="P50"><text:span text:style-name="T31">Le guardie hanno visione aumentata: </text:span><text:span text:style-name="T34">da 2 a 3 anche attraverso i muri come percezione ambientale e da 3 a 5 per la vista frontale (interrotta dai muri)</text:span><text:span text:style-name="T32">. </text:span><text:span text:style-name="T32"><draw:frame draw:style-name="fr1" draw:name="Oggetto17" text:anchor-type="as-char" svg:y="-0.386cm" svg:width="2.538cm" svg:height="0.51cm" draw:z-index="16"><draw:object xlink:href="./Object 17" xlink:type="simple" xlink:show="embed" xlink:actuate="onLoad"/><draw:image xlink:href="./ObjectReplacements/Object 17" xlink:type="simple" xlink:show="embed" xlink:actuate="onLoad"/><svg:desc>formula</svg:desc></draw:frame></text:span><text:span text:style-name="T32">; </text:span><text:span text:style-name="T32"><draw:frame draw:style-name="fr1" draw:name="Oggetto18" text:anchor-type="as-char" svg:y="-0.386cm" svg:width="2.263cm" svg:height="0.51cm" draw:z-index="17"><draw:object xlink:href="./Object 18" xlink:type="simple" xlink:show="embed" xlink:actuate="onLoad"/><draw:image xlink:href="./ObjectReplacements/Object 18" xlink:type="simple" xlink:show="embed" xlink:actuate="onLoad"/><svg:desc>formula</svg:desc></draw:frame></text:span></text:p>
      <text:p text:style-name="P47"><text:span text:style-name="T47">(Difficoltà 5)</text:span><text:span text:style-name="T32"> La Ghost Mode rende invisibili ma ti impedisce di <text:tab/><text:tab/><text:tab/>vedere </text:span><text:span text:style-name="T33">Guardie, proiettili e oggetti</text:span><text:span text:style-name="T32">.</text:span></text:p>
      <text:p text:style-name="P49"><text:soft-page-break/><text:span text:style-name="T32"><text:tab/><text:tab/><text:tab/>Ogni </text:span><text:span text:style-name="T2">e</text:span><text:span text:style-name="T32"> iterazioni la lista delle guardie si inverte, <text:tab/><text:tab/><text:tab/>così da renderle più efficaci nell' in</text:span><text:span text:style-name="T33">s</text:span><text:span text:style-name="T32">eguimento. <text:tab/><text:tab/><text:tab/></text:span><text:span text:style-name="T32"><draw:frame draw:style-name="fr1" draw:name="Oggetto19" text:anchor-type="as-char" svg:y="-0.386cm" svg:width="2.445cm" svg:height="0.51cm" draw:z-index="18"><draw:object xlink:href="./Object 19" xlink:type="simple" xlink:show="embed" xlink:actuate="onLoad"/><draw:image xlink:href="./ObjectReplacements/Object 19" xlink:type="simple" xlink:show="embed" xlink:actuate="onLoad"/><svg:desc>formula</svg:desc></draw:frame></text:span><text:span text:style-name="T32">; </text:span><text:span text:style-name="T32"><draw:frame draw:style-name="fr1" draw:name="Oggetto20" text:anchor-type="as-char" svg:y="-0.386cm" svg:width="2.625cm" svg:height="0.51cm" draw:z-index="19"><draw:object xlink:href="./Object 20" xlink:type="simple" xlink:show="embed" xlink:actuate="onLoad"/><draw:image xlink:href="./ObjectReplacements/Object 20" xlink:type="simple" xlink:show="embed" xlink:actuate="onLoad"/><svg:desc>formula</svg:desc></draw:frame></text:span><text:span text:style-name="T32">.</text:span></text:p>
      <text:p text:style-name="P66"/>
      <text:p text:style-name="P53"><text:span text:style-name="T31">È bene precisare che, in generale, gli inseguimenti di tipo </text:span><text:span text:style-name="T1">N</text:span><text:span text:style-name="T31"> possono essere anche </text:span><text:span text:style-name="T1">e</text:span><text:span text:style-name="T31"> contemporaneamente; Per questo motivo una prima soluzione pensata è stata quella di eseguire una ricerca BFS dalla posizione corrente del giocatore per trovare il percorso minimo da lui ad ogni guardia (Poiché il labirinto è un grafo non orientato); Questo comportava l'esecuzione di una sola visita, tuttavia la più pesante in termini di iterazioni, oltre al difetto di esplorare </text:span><text:span text:style-name="T1">W</text:span><text:span text:style-name="T31"> <text:s/>percorsi quando ne necessitano solo </text:span><text:span text:style-name="T1">e</text:span><text:span text:style-name="T31">.</text:span></text:p>
      <text:p text:style-name="P53"><text:span text:style-name="T31">A tal proposito una soluzione pensata è stata quella di eseguire la ricerca del percorso minimo solo ogni </text:span><text:span text:style-name="T6">x(da decidere)</text:span><text:span text:style-name="T31"> passi.</text:span></text:p>
      <text:p text:style-name="P53"><text:span text:style-name="T31">Infine, con un fallimentare tentativo di ottimizzare l'algoritmo A*, mi sono reso conto che gestire la priorità di esplorazione in funzione della sola stima euristica produceva percorsi in molte meno iterazioni 9 volte su 10; tuttavia i risultati trovati non sempre erano percorsi minimi. Ho deciso dunque di lasciare questa versione di A* per i molteplici inseguimenti di guardie che non necessitano di trovare il minimo percorso in quanto non hanno visto il giocatore e per rendere più raro l'effetto </text:span><text:span text:style-name="T6">Snake</text:span><text:span text:style-name="T31"> (tutte le guardie inseguono seguendo lo stesso percorso).</text:span></text:p>
      <text:p text:style-name="P68"/>
      <text:p text:style-name="P23"><text:span text:style-name="T50">I file del codice</text:span>:</text:p>
      <text:p text:style-name="P26"><text:span text:style-name="T9">Il progetto conta 19 file scritti in linguaggio C (20 se si considera </text:span><text:span text:style-name="T16">build.c</text:span><text:span text:style-name="T9">)</text:span></text:p>
      <text:list xml:id="list5441800917446621700" text:style-name="L6">
        <text:list-item>
          <text:p text:style-name="P82"><text:span text:style-name="T4">heap_structure.c</text:span> e <text:span text:style-name="T4">heap_structure.h</text:span>:</text:p>
          <text:list>
            <text:list-header>
              <text:p text:style-name="P83">Forniscono la <text:span text:style-name="T51">definizione di Heap, la struttura ad albero di questo e i metodi per interagire.</text:span></text:p>
            </text:list-header>
          </text:list>
        </text:list-item>
        <text:list-item>
          <text:p text:style-name="P82"><text:span text:style-name="T4">priority_data.c</text:span> e <text:span text:style-name="T4">priority_data.h</text:span>:</text:p>
          <text:list>
            <text:list-header>
              <text:p text:style-name="P84">Gesticono i tipi di dato integer e float che l'heap può contenere.</text:p>
              <text:p text:style-name="P84">Includono <text:span text:style-name="T1">heap_structure.h</text:span></text:p>
            </text:list-header>
          </text:list>
        </text:list-item>
        <text:list-item>
          <text:p text:style-name="P82"><text:span text:style-name="T4">heap_queue.c</text:span> e <text:span text:style-name="T4">heap_queue.h</text:span>:</text:p>
          <text:list>
            <text:list-header>
              <text:p text:style-name="P84">Forniscono le funzionalità reali del Heap oscurando la struttura sottostante.</text:p>
              <text:p text:style-name="P84">Includono priority_data<text:span text:style-name="T1">.h</text:span></text:p>
            </text:list-header>
          </text:list>
        </text:list-item>
        <text:list-item>
          <text:p text:style-name="P82"><text:span text:style-name="T4">code.c</text:span> e <text:span text:style-name="T4">code.h</text:span>:</text:p>
          <text:list>
            <text:list-header>
              <text:p text:style-name="P84">Definiscono e gestiscono il tipo di struttura Coda per le Celle <text:span text:style-name="T52">utilizzato dalla BFS</text:span>. Per questo motivo forniscono anche la definizione di Cella ed un costruttore.</text:p>
              <text:p text:style-name="P84">Includono <text:span text:style-name="T1">heap_queue.h</text:span></text:p>
            </text:list-header>
          </text:list>
        </text:list-item>
        <text:list-item>
          <text:p text:style-name="P82"><text:span text:style-name="T4">maze.c</text:span>, <text:span text:style-name="T4">display.c</text:span>, <text:span text:style-name="T4">random.c</text:span>, <text:span text:style-name="T4">parse.c</text:span> e <text:span text:style-name="T4">maze.h</text:span>:</text:p>
          <text:list>
            <text:list-header>
              <text:p text:style-name="P84">Definiscono e gestiscono il tipo di struttura Maze; in particolare:</text:p>
            </text:list-header>
            <text:list-item>
              <text:p text:style-name="P83"><text:span text:style-name="T35">maze.c</text:span>:</text:p>
              <text:list>
                <text:list-header>
                  <text:p text:style-name="P84"><text:soft-page-break/>Fornisce costruttori standard, distruttori e visite sui Labirinti; oltre a gestire la Lista di Celle largamente utilizzata</text:p>
                </text:list-header>
              </text:list>
            </text:list-item>
            <text:list-item>
              <text:p text:style-name="P83"><text:span text:style-name="T35">parse.c</text:span>:</text:p>
              <text:list>
                <text:list-header>
                  <text:p text:style-name="P85">Gestisce l'interazione con i file per salvataggio e lettura.</text:p>
                </text:list-header>
              </text:list>
            </text:list-item>
            <text:list-item>
              <text:p text:style-name="P83"><text:span text:style-name="T35">random.c</text:span>:</text:p>
              <text:list>
                <text:list-header>
                  <text:p text:style-name="P85">Gestisce tutti i metodi per la creazione casuale di labirinti e eliminazione dei vicoli ciechi.</text:p>
                </text:list-header>
              </text:list>
            </text:list-item>
            <text:list-item>
              <text:p text:style-name="P83"><text:span text:style-name="T35">display.c</text:span>:</text:p>
              <text:list>
                <text:list-header>
                  <text:p text:style-name="P85">Gestisce la rappresentazione grafica del labirinto, dei percorsi e di alcuni messaggi.</text:p>
                </text:list-header>
              </text:list>
              <text:p text:style-name="P85">Includono <text:span text:style-name="T1">code.h</text:span></text:p>
            </text:list-item>
          </text:list>
        </text:list-item>
        <text:list-item>
          <text:p text:style-name="P82"><text:span text:style-name="T4">main_lib.c</text:span> e <text:span text:style-name="T4">main_lib.h</text:span>:</text:p>
          <text:list>
            <text:list-header>
              <text:p text:style-name="P85">Ereditati dai vecchi Menù privi di interfaccia grafica, forniscono i metodi per gestire La lista di Labirinti.</text:p>
            </text:list-header>
          </text:list>
        </text:list-item>
        <text:list-item>
          <text:p text:style-name="P82"><text:span text:style-name="T4">curse.c</text:span>, <text:span text:style-name="T4">menu_engine.c</text:span>, <text:span text:style-name="T4">game.c</text:span> e <text:span text:style-name="T4">curse.h</text:span>:</text:p>
          <text:p text:style-name="P85">Motore principale del programma contiene tutte le funzionalità che l'utente pu<text:span text:style-name="T53">ò toccare con mano:</text:span></text:p>
          <text:list>
            <text:list-item>
              <text:p text:style-name="P88">curse.c<text:span text:style-name="T31">:</text:span></text:p>
              <text:list>
                <text:list-header>
                  <text:p text:style-name="P86">È il file principale, contenente il main, e fornisce le direttive di inizializzazione, i menù, e la preparazione per le funzionalità.</text:p>
                </text:list-header>
              </text:list>
            </text:list-item>
            <text:list-item>
              <text:p text:style-name="P88">menu_engine.c<text:span text:style-name="T31">:</text:span></text:p>
              <text:list>
                <text:list-header>
                  <text:p text:style-name="P86">di Supporto a <text:span text:style-name="T1">curse.c</text:span> fornisce meccaniche di interazione con l'utente per input e qualche stampa a video; gestisce inoltre la corretta visualizzazione della finestra dei Labirinti.</text:p>
                </text:list-header>
              </text:list>
            </text:list-item>
            <text:list-item>
              <text:p text:style-name="P88">game.c<text:span text:style-name="T31">:</text:span></text:p>
              <text:list>
                <text:list-header>
                  <text:p text:style-name="P86">Questo mastodontico file contiene tutte le funzionalità dei 3 giochi fin ora implementati: Loop principali, comportamenti, gestione difficoltà e ritorno esiti:</text:p>
                  <text:p text:style-name="P86">I giochi ritornano infatti un valore ad indicare se il giocatore ha vinto o perso, ma anche altri valori per funzionalità rimosse come la Pacific Run o la Genocide Run.</text:p>
                </text:list-header>
              </text:list>
            </text:list-item>
          </text:list>
        </text:list-item>
      </text:list>
      <text:p text:style-name="P87"/>
      <text:p text:style-name="P92">N.B.: Molti di questi file vengono dalle precedenti librerie e potrebbero presentare funzionalità non utilizzate (come i Max Heap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0T09:41:55.008216195</meta:creation-date>
    <dc:date>2018-02-27T19:01:21.265803971</dc:date>
    <meta:editing-duration>PT2H3M47S</meta:editing-duration>
    <meta:editing-cycles>13</meta:editing-cycles>
    <meta:generator>LibreOffice/5.0.2.2$Linux_X86_64 LibreOffice_project/00m0$Build-2</meta:generator>
    <meta:document-statistic meta:table-count="0" meta:image-count="0" meta:object-count="20" meta:page-count="9" meta:paragraph-count="213" meta:word-count="2306" meta:character-count="14620" meta:non-whitespace-character-count="12465"/>
  </office:meta>
</office:document-meta>
</file>

<file path=Object 1/content.xml><?xml version="1.0" encoding="utf-8"?>
<math xmlns="http://www.w3.org/1998/Math/MathML" display="block">
  <semantics>
    <mrow>
      <mrow>
        <mi>e</mi>
        <mo stretchy="false">=</mo>
        <mi mathvariant="italic">max</mi>
      </mrow>
      <mo stretchy="false">(</mo>
      <mn>1,</mn>
      <mfrac>
        <mrow>
          <mi>d</mi>
          <mo stretchy="false">∗</mo>
          <mi>W</mi>
        </mrow>
        <mn>200</mn>
      </mfrac>
      <mo stretchy="false">)</mo>
    </mrow>
    <annotation encoding="StarMath 5.0">{e = max\(1, { d * W } over {200}\) }</annotation>
  </semantics>
</math>
</file>

<file path=Object 10/content.xml><?xml version="1.0" encoding="utf-8"?>
<math xmlns="http://www.w3.org/1998/Math/MathML" display="block">
  <semantics>
    <mrow>
      <mi mathvariant="italic">Eur</mi>
      <mo stretchy="false">(</mo>
      <mi>I</mi>
      <mrow>
        <mo stretchy="false">)</mo>
        <mo stretchy="false">=</mo>
        <mi>E</mi>
      </mrow>
    </mrow>
    <annotation encoding="StarMath 5.0">Eur\(I\)=E</annotation>
  </semantics>
</math>
</file>

<file path=Object 11/content.xml><?xml version="1.0" encoding="utf-8"?>
<math xmlns="http://www.w3.org/1998/Math/MathML" display="block">
  <semantics>
    <mrow>
      <mrow>
        <mi>i</mi>
        <mo stretchy="false">∈</mo>
        <mo stretchy="false">{</mo>
      </mrow>
      <mi>S</mi>
      <mi>,</mi>
      <mi>N</mi>
      <mi>,</mi>
      <mi>L</mi>
      <mo stretchy="false">}</mo>
      <mi>;</mi>
      <mrow>
        <mi>j</mi>
        <mo stretchy="false">∈</mo>
        <mo stretchy="false">{</mo>
      </mrow>
      <mi>E</mi>
      <mi>,</mi>
      <mi mathvariant="italic">ET</mi>
      <mi>,</mi>
      <mi>M</mi>
      <mi>,</mi>
      <mi mathvariant="italic">MT</mi>
      <mo stretchy="false">}</mo>
    </mrow>
    <annotation encoding="StarMath 5.0">i in \{S,N, L\}; j in \{E, ET, M, MT\}</annotation>
  </semantics>
</math>
</file>

<file path=Object 12/content.xml><?xml version="1.0" encoding="utf-8"?>
<math xmlns="http://www.w3.org/1998/Math/MathML" display="block">
  <semantics>
    <mrow>
      <mi mathvariant="italic">Eur</mi>
      <mo stretchy="false">(</mo>
      <mi>L</mi>
      <mrow>
        <mo stretchy="false">)</mo>
        <mo stretchy="false">=</mo>
        <mi>M</mi>
      </mrow>
    </mrow>
    <annotation encoding="StarMath 5.0">Eur\(L\)=M</annotation>
  </semantics>
</math>
</file>

<file path=Object 13/content.xml><?xml version="1.0" encoding="utf-8"?>
<math xmlns="http://www.w3.org/1998/Math/MathML" display="block">
  <semantics>
    <mrow>
      <mi mathvariant="italic">Eur</mi>
      <mo stretchy="false">(</mo>
      <mi>S</mi>
      <mrow>
        <mo stretchy="false">)</mo>
        <mo stretchy="false">=</mo>
        <mi mathvariant="italic">ET</mi>
      </mrow>
    </mrow>
    <annotation encoding="StarMath 5.0">Eur\(S\)=ET</annotation>
  </semantics>
</math>
</file>

<file path=Object 14/content.xml><?xml version="1.0" encoding="utf-8"?>
<math xmlns="http://www.w3.org/1998/Math/MathML" display="block">
  <semantics>
    <mrow>
      <mi mathvariant="italic">Eur</mi>
      <mo stretchy="false">(</mo>
      <mi>L</mi>
      <mrow>
        <mo stretchy="false">)</mo>
        <mo stretchy="false">=</mo>
        <mi>M</mi>
      </mrow>
    </mrow>
    <annotation encoding="StarMath 5.0">Eur\(L\)=M</annotation>
  </semantics>
</math>
</file>

<file path=Object 15/content.xml><?xml version="1.0" encoding="utf-8"?>
<math xmlns="http://www.w3.org/1998/Math/MathML" display="block">
  <semantics>
    <mrow>
      <mi mathvariant="italic">Eur</mi>
      <mo stretchy="false">(</mo>
      <mi>L</mi>
      <mrow>
        <mo stretchy="false">)</mo>
        <mo stretchy="false">=</mo>
        <mi>E</mi>
      </mrow>
    </mrow>
    <annotation encoding="StarMath 5.0">Eur\(L\)=E</annotation>
  </semantics>
</math>
</file>

<file path=Object 16/content.xml><?xml version="1.0" encoding="utf-8"?>
<math xmlns="http://www.w3.org/1998/Math/MathML" display="block">
  <semantics>
    <mrow>
      <mi mathvariant="italic">Eur</mi>
      <mo stretchy="false">(</mo>
      <mi>N</mi>
      <mrow>
        <mo stretchy="false">)</mo>
        <mo stretchy="false">=</mo>
        <mi>M</mi>
      </mrow>
    </mrow>
    <annotation encoding="StarMath 5.0">Eur\(N\)=M</annotation>
  </semantics>
</math>
</file>

<file path=Object 17/content.xml><?xml version="1.0" encoding="utf-8"?>
<math xmlns="http://www.w3.org/1998/Math/MathML" display="block">
  <semantics>
    <mrow>
      <mi mathvariant="italic">Eur</mi>
      <mo stretchy="false">(</mo>
      <mi>L</mi>
      <mrow>
        <mo stretchy="false">)</mo>
        <mo stretchy="false">=</mo>
        <mi mathvariant="italic">MT</mi>
      </mrow>
    </mrow>
    <annotation encoding="StarMath 5.0">Eur\(L\)=MT</annotation>
  </semantics>
</math>
</file>

<file path=Object 18/content.xml><?xml version="1.0" encoding="utf-8"?>
<math xmlns="http://www.w3.org/1998/Math/MathML" display="block">
  <semantics>
    <mrow>
      <mi mathvariant="italic">Eur</mi>
      <mo stretchy="false">(</mo>
      <mi>N</mi>
      <mrow>
        <mo stretchy="false">)</mo>
        <mo stretchy="false">=</mo>
        <mi>E</mi>
      </mrow>
    </mrow>
    <annotation encoding="StarMath 5.0">Eur\(N\)=E</annotation>
  </semantics>
</math>
</file>

<file path=Object 19/content.xml><?xml version="1.0" encoding="utf-8"?>
<math xmlns="http://www.w3.org/1998/Math/MathML" display="block">
  <semantics>
    <mrow>
      <mi mathvariant="italic">Eur</mi>
      <mo stretchy="false">(</mo>
      <mi>L</mi>
      <mrow>
        <mo stretchy="false">)</mo>
        <mo stretchy="false">=</mo>
        <mi mathvariant="italic">ET</mi>
      </mrow>
    </mrow>
    <annotation encoding="StarMath 5.0">Eur\(L\)=ET</annotation>
  </semantics>
</math>
</file>

<file path=Object 2/content.xml><?xml version="1.0" encoding="utf-8"?>
<math xmlns="http://www.w3.org/1998/Math/MathML" display="block">
  <semantics>
    <mrow>
      <mrow>
        <mi>w</mi>
        <mo stretchy="false">=</mo>
        <mi mathvariant="italic">max</mi>
      </mrow>
      <mo stretchy="false">(</mo>
      <mn>2</mn>
      <mi>,</mi>
      <mo stretchy="false">(</mo>
      <mrow>
        <mn>3</mn>
        <mo stretchy="false">−</mo>
        <mfrac>
          <mi>d</mi>
          <mn>2</mn>
        </mfrac>
      </mrow>
      <mo stretchy="false">)</mo>
      <mi>e</mi>
      <mo stretchy="false">)</mo>
    </mrow>
    <annotation encoding="StarMath 5.0">{w = max\(2 , \({3 - d over 2}\)e  \) }</annotation>
  </semantics>
</math>
</file>

<file path=Object 20/content.xml><?xml version="1.0" encoding="utf-8"?>
<math xmlns="http://www.w3.org/1998/Math/MathML" display="block">
  <semantics>
    <mrow>
      <mi mathvariant="italic">Eur</mi>
      <mo stretchy="false">(</mo>
      <mi>N</mi>
      <mrow>
        <mo stretchy="false">)</mo>
        <mo stretchy="false">=</mo>
        <mi mathvariant="italic">MT</mi>
      </mrow>
    </mrow>
    <annotation encoding="StarMath 5.0">Eur\(N\)=MT</annotation>
  </semantics>
</math>
</file>

<file path=Object 3/content.xml><?xml version="1.0" encoding="utf-8"?>
<math xmlns="http://www.w3.org/1998/Math/MathML" display="block">
  <semantics>
    <mrow>
      <mi>c</mi>
      <mo stretchy="false">=</mo>
      <mfrac>
        <mrow>
          <mi>W</mi>
          <mo stretchy="false">∗</mo>
          <mi>d</mi>
        </mrow>
        <mn>5</mn>
      </mfrac>
    </mrow>
    <annotation encoding="StarMath 5.0">{c = W*d over 5}</annotation>
  </semantics>
</math>
</file>

<file path=Object 4/content.xml><?xml version="1.0" encoding="utf-8"?>
<math xmlns="http://www.w3.org/1998/Math/MathML" display="block">
  <semantics>
    <mrow>
      <mi>d</mi>
      <mo stretchy="false">≠</mo>
      <mn>5</mn>
    </mrow>
    <annotation encoding="StarMath 5.0">d &lt;&gt; 5</annotation>
  </semantics>
</math>
</file>

<file path=Object 5/content.xml><?xml version="1.0" encoding="utf-8"?>
<math xmlns="http://www.w3.org/1998/Math/MathML" display="block">
  <semantics>
    <mrow>
      <mi>c</mi>
      <mo stretchy="false">=</mo>
      <mrow>
        <mi>W</mi>
        <mo stretchy="false">−</mo>
        <mi>w</mi>
        <mo stretchy="false">−</mo>
        <mn>1</mn>
      </mrow>
    </mrow>
    <annotation encoding="StarMath 5.0">{c =W-w-1}</annotation>
  </semantics>
</math>
</file>

<file path=Object 6/content.xml><?xml version="1.0" encoding="utf-8"?>
<math xmlns="http://www.w3.org/1998/Math/MathML" display="block">
  <semantics>
    <mrow>
      <mi>d</mi>
      <mo stretchy="false">=</mo>
      <mn>5</mn>
    </mrow>
    <annotation encoding="StarMath 5.0">d = 5</annotation>
  </semantics>
</math>
</file>

<file path=Object 7/content.xml><?xml version="1.0" encoding="utf-8"?>
<math xmlns="http://www.w3.org/1998/Math/MathML" display="block">
  <semantics>
    <mrow>
      <mi>w</mi>
      <mo stretchy="false">=</mo>
      <mrow>
        <mi>W</mi>
        <mo stretchy="false">−</mo>
        <mi>c</mi>
        <mo stretchy="false">−</mo>
        <mi>d</mi>
      </mrow>
    </mrow>
    <annotation encoding="StarMath 5.0">{w = W-c-d }</annotation>
  </semantics>
</math>
</file>

<file path=Object 8/content.xml><?xml version="1.0" encoding="utf-8"?>
<math xmlns="http://www.w3.org/1998/Math/MathML" display="block">
  <semantics>
    <mrow>
      <mrow>
        <mi>w</mi>
        <mo stretchy="false">+</mo>
        <mi>c</mi>
      </mrow>
      <mo stretchy="false">≥</mo>
      <mi>W</mi>
    </mrow>
    <annotation encoding="StarMath 5.0">w+c &gt;= W </annotation>
  </semantics>
</math>
</file>

<file path=Object 9/content.xml><?xml version="1.0" encoding="utf-8"?>
<math xmlns="http://www.w3.org/1998/Math/MathML" display="block">
  <semantics>
    <mrow>
      <mrow>
        <mi>W</mi>
        <mo stretchy="false">&lt;</mo>
        <mn>2</mn>
      </mrow>
      <mo stretchy="false">(</mo>
      <mrow>
        <mi>e</mi>
        <mo stretchy="false">+</mo>
        <mn>1</mn>
      </mrow>
      <mo stretchy="false">)</mo>
    </mrow>
    <annotation encoding="StarMath 5.0">W &lt; 2\(e+1\)</annotation>
  </semantics>
</math>
</file>